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style:style style:name="ta2" style:family="table" style:master-page-name="PageStyle_5f_1.1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5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6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7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4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5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0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0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0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1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0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5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4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5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8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4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6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7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9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3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90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3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4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5" style:family="table-cell" style:parent-style-name="Default" style:data-style-name="N127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6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8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3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4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1'.H9"/>
    </style:style>
    <style:style style:name="ce20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7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10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1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3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4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6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7" style:family="table-cell" style:parent-style-name="Default">
      <style:table-cell-properties fo:border-bottom="none" fo:background-color="#e4e9e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4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2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2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0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3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4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4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4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0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2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5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6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9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0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7" style:family="table-cell" style:parent-style-name="Default">
      <style:table-cell-properties fo:border-bottom="0.06pt solid #b7b7b7" fo:background-color="#de5f85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6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9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7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7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8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0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1'.I4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0'.I9"/>
        <table:content-validation table:name="val2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1'.I9"/>
      </table:content-validation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6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.0</text:p>
            </table:table-cell>
            <table:table-cell table:style-name="ce51" table:formula="of:=SUM([.J9:.BT9])" office:value-type="float" office:value="13" calcext:value-type="float">
              <text:p>1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8" table:number-columns-repeated="2"/>
            <table:table-cell table:style-name="ce93" table:number-columns-repeated="2"/>
            <table:table-cell table:style-name="ce106" table:number-columns-repeated="3"/>
            <table:table-cell table:style-name="ce109" office:value-type="float" office:value="4" calcext:value-type="float">
              <text:p>4</text:p>
            </table:table-cell>
            <table:table-cell table:number-columns-repeated="3" table:style-name="ce109" office:value-type="float" office:value="3" calcext:value-type="float">
              <text:p>3</text:p>
            </table:table-cell>
            <table:table-cell table:style-name="ce121" table:number-columns-repeated="3"/>
            <table:table-cell table:style-name="ce93" table:number-columns-repeated="7"/>
            <table:table-cell table:style-name="ce127" table:number-columns-repeated="6"/>
            <table:table-cell table:style-name="ce137"/>
            <table:table-cell table:style-name="ce149"/>
            <table:table-cell table:style-name="ce93" table:number-columns-repeated="6"/>
            <table:table-cell table:style-name="ce121" table:number-columns-repeated="7"/>
            <table:table-cell table:style-name="ce93" table:number-columns-repeated="6"/>
            <table:table-cell table:style-name="ce169"/>
            <table:table-cell table:style-name="ce179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52" table:formula="of:=SUM([.J10:.BT10])" office:value-type="float" office:value="1" calcext:value-type="float">
              <text:p>1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9" table:number-columns-repeated="2"/>
            <table:table-cell table:style-name="ce94" table:number-columns-repeated="5"/>
            <table:table-cell table:style-name="ce110" table:number-columns-repeated="3"/>
            <table:table-cell table:style-name="ce115" office:value-type="float" office:value="1" calcext:value-type="float">
              <text:p>1</text:p>
            </table:table-cell>
            <table:table-cell table:style-name="ce110" table:number-columns-repeated="3"/>
            <table:table-cell table:style-name="ce94" table:number-columns-repeated="7"/>
            <table:table-cell table:style-name="ce128" table:number-columns-repeated="6"/>
            <table:table-cell table:style-name="ce138"/>
            <table:table-cell table:style-name="ce150"/>
            <table:table-cell table:style-name="ce94" table:number-columns-repeated="6"/>
            <table:table-cell table:style-name="ce110" table:number-columns-repeated="7"/>
            <table:table-cell table:style-name="ce94" table:number-columns-repeated="6"/>
            <table:table-cell table:style-name="ce170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70" table:formula="of:=SUM([.J9:.J10])" office:value-type="float" office:value="0" calcext:value-type="float">
              <text:p>$0.00</text:p>
            </table:table-cell>
            <table:table-cell table:style-name="ce70" table:formula="of:=SUM([.K9:.K10])" office:value-type="float" office:value="0" calcext:value-type="float">
              <text:p>$0.00</text:p>
            </table:table-cell>
            <table:table-cell table:style-name="ce95" table:formula="of:=SUM([.L9:.L10])" office:value-type="float" office:value="0" calcext:value-type="float">
              <text:p>0</text:p>
            </table:table-cell>
            <table:table-cell table:style-name="ce95" table:formula="of:=SUM([.M9:.M10])" office:value-type="float" office:value="0" calcext:value-type="float">
              <text:p>0</text:p>
            </table:table-cell>
            <table:table-cell table:style-name="ce95" table:formula="of:=SUM([.N9:.N10])" office:value-type="float" office:value="0" calcext:value-type="float">
              <text:p>0</text:p>
            </table:table-cell>
            <table:table-cell table:style-name="ce95" table:formula="of:=SUM([.O9:.O10])" office:value-type="float" office:value="0" calcext:value-type="float">
              <text:p>0</text:p>
            </table:table-cell>
            <table:table-cell table:style-name="ce95" table:formula="of:=SUM([.P9:.P10])" office:value-type="float" office:value="0" calcext:value-type="float">
              <text:p>0</text:p>
            </table:table-cell>
            <table:table-cell table:style-name="ce95" table:formula="of:=SUM([.Q9:.Q10])" office:value-type="float" office:value="4" calcext:value-type="float">
              <text:p>4</text:p>
            </table:table-cell>
            <table:table-cell table:style-name="ce95" table:formula="of:=SUM([.R9:.R10])" office:value-type="float" office:value="3" calcext:value-type="float">
              <text:p>3</text:p>
            </table:table-cell>
            <table:table-cell table:style-name="ce95" table:formula="of:=SUM([.S9:.S10])" office:value-type="float" office:value="3" calcext:value-type="float">
              <text:p>3</text:p>
            </table:table-cell>
            <table:table-cell table:style-name="ce95" table:formula="of:=SUM([.T9:.T10])" office:value-type="float" office:value="4" calcext:value-type="float">
              <text:p>4</text:p>
            </table:table-cell>
            <table:table-cell table:style-name="ce95" table:formula="of:=SUM([.U9:.U10])" office:value-type="float" office:value="0" calcext:value-type="float">
              <text:p>0</text:p>
            </table:table-cell>
            <table:table-cell table:style-name="ce95" table:formula="of:=SUM([.V9:.V10])" office:value-type="float" office:value="0" calcext:value-type="float">
              <text:p>0</text:p>
            </table:table-cell>
            <table:table-cell table:style-name="ce95" table:formula="of:=SUM([.W9:.W10])" office:value-type="float" office:value="0" calcext:value-type="float">
              <text:p>0</text:p>
            </table:table-cell>
            <table:table-cell table:style-name="ce95" table:formula="of:=SUM([.X9:.X10])" office:value-type="float" office:value="0" calcext:value-type="float">
              <text:p>0</text:p>
            </table:table-cell>
            <table:table-cell table:style-name="ce95" table:formula="of:=SUM([.Y9:.Y10])" office:value-type="float" office:value="0" calcext:value-type="float">
              <text:p>0</text:p>
            </table:table-cell>
            <table:table-cell table:style-name="ce95" table:formula="of:=SUM([.Z9:.Z10])" office:value-type="float" office:value="0" calcext:value-type="float">
              <text:p>0</text:p>
            </table:table-cell>
            <table:table-cell table:style-name="ce95" table:formula="of:=SUM([.AA9:.AA10])" office:value-type="float" office:value="0" calcext:value-type="float">
              <text:p>0</text:p>
            </table:table-cell>
            <table:table-cell table:style-name="ce95" table:formula="of:=SUM([.AB9:.AB10])" office:value-type="float" office:value="0" calcext:value-type="float">
              <text:p>0</text:p>
            </table:table-cell>
            <table:table-cell table:style-name="ce95" table:formula="of:=SUM([.AC9:.AC10])" office:value-type="float" office:value="0" calcext:value-type="float">
              <text:p>0</text:p>
            </table:table-cell>
            <table:table-cell table:style-name="ce95" table:formula="of:=SUM([.AD9:.AD10])" office:value-type="float" office:value="0" calcext:value-type="float">
              <text:p>0</text:p>
            </table:table-cell>
            <table:table-cell table:style-name="ce95" table:formula="of:=SUM([.AE9:.AE10])" office:value-type="float" office:value="0" calcext:value-type="float">
              <text:p>0</text:p>
            </table:table-cell>
            <table:table-cell table:style-name="ce95" table:formula="of:=SUM([.AF9:.AF10])" office:value-type="float" office:value="0" calcext:value-type="float">
              <text:p>0</text:p>
            </table:table-cell>
            <table:table-cell table:style-name="ce95" table:formula="of:=SUM([.AG9:.AG10])" office:value-type="float" office:value="0" calcext:value-type="float">
              <text:p>0</text:p>
            </table:table-cell>
            <table:table-cell table:style-name="ce95" table:formula="of:=SUM([.AH9:.AH10])" office:value-type="float" office:value="0" calcext:value-type="float">
              <text:p>0</text:p>
            </table:table-cell>
            <table:table-cell table:style-name="ce95" table:formula="of:=SUM([.AI9:.AI10])" office:value-type="float" office:value="0" calcext:value-type="float">
              <text:p>0</text:p>
            </table:table-cell>
            <table:table-cell table:style-name="ce95" table:formula="of:=SUM([.AJ9:.AJ10])" office:value-type="float" office:value="0" calcext:value-type="float">
              <text:p>0</text:p>
            </table:table-cell>
            <table:table-cell table:style-name="ce95" table:formula="of:=SUM([.AK9:.AK10])" office:value-type="float" office:value="0" calcext:value-type="float">
              <text:p>0</text:p>
            </table:table-cell>
            <table:table-cell table:style-name="ce151" table:formula="of:=SUM([.AL9:.AL10])" office:value-type="float" office:value="0" calcext:value-type="float">
              <text:p>0</text:p>
            </table:table-cell>
            <table:table-cell table:style-name="ce95" table:formula="of:=SUM([.AM9:.AM10])" office:value-type="float" office:value="0" calcext:value-type="float">
              <text:p>0</text:p>
            </table:table-cell>
            <table:table-cell table:style-name="ce95" table:formula="of:=SUM([.AN9:.AN10])" office:value-type="float" office:value="0" calcext:value-type="float">
              <text:p>0</text:p>
            </table:table-cell>
            <table:table-cell table:style-name="ce95" table:formula="of:=SUM([.AO9:.AO10])" office:value-type="float" office:value="0" calcext:value-type="float">
              <text:p>0</text:p>
            </table:table-cell>
            <table:table-cell table:style-name="ce95" table:formula="of:=SUM([.AP9:.AP10])" office:value-type="float" office:value="0" calcext:value-type="float">
              <text:p>0</text:p>
            </table:table-cell>
            <table:table-cell table:style-name="ce95" table:formula="of:=SUM([.AQ9:.AQ10])" office:value-type="float" office:value="0" calcext:value-type="float">
              <text:p>0</text:p>
            </table:table-cell>
            <table:table-cell table:style-name="ce95" table:formula="of:=SUM([.AR9:.AR10])" office:value-type="float" office:value="0" calcext:value-type="float">
              <text:p>0</text:p>
            </table:table-cell>
            <table:table-cell table:style-name="ce95" table:formula="of:=SUM([.AS9:.AS10])" office:value-type="float" office:value="0" calcext:value-type="float">
              <text:p>0</text:p>
            </table:table-cell>
            <table:table-cell table:style-name="ce95" table:formula="of:=SUM([.AT9:.AT10])" office:value-type="float" office:value="0" calcext:value-type="float">
              <text:p>0</text:p>
            </table:table-cell>
            <table:table-cell table:style-name="ce95" table:formula="of:=SUM([.AU9:.AU10])" office:value-type="float" office:value="0" calcext:value-type="float">
              <text:p>0</text:p>
            </table:table-cell>
            <table:table-cell table:style-name="ce95" table:formula="of:=SUM([.AV9:.AV10])" office:value-type="float" office:value="0" calcext:value-type="float">
              <text:p>0</text:p>
            </table:table-cell>
            <table:table-cell table:style-name="ce95" table:formula="of:=SUM([.AW9:.AW10])" office:value-type="float" office:value="0" calcext:value-type="float">
              <text:p>0</text:p>
            </table:table-cell>
            <table:table-cell table:style-name="ce95" table:formula="of:=SUM([.AX9:.AX10])" office:value-type="float" office:value="0" calcext:value-type="float">
              <text:p>0</text:p>
            </table:table-cell>
            <table:table-cell table:style-name="ce95" table:formula="of:=SUM([.AY9:.AY10])" office:value-type="float" office:value="0" calcext:value-type="float">
              <text:p>0</text:p>
            </table:table-cell>
            <table:table-cell table:style-name="ce95" table:formula="of:=SUM([.AZ9:.AZ10])" office:value-type="float" office:value="0" calcext:value-type="float">
              <text:p>0</text:p>
            </table:table-cell>
            <table:table-cell table:style-name="ce95" table:formula="of:=SUM([.BA9:.BA10])" office:value-type="float" office:value="0" calcext:value-type="float">
              <text:p>0</text:p>
            </table:table-cell>
            <table:table-cell table:style-name="ce95" table:formula="of:=SUM([.BB9:.BB10])" office:value-type="float" office:value="0" calcext:value-type="float">
              <text:p>0</text:p>
            </table:table-cell>
            <table:table-cell table:style-name="ce95" table:formula="of:=SUM([.BC9:.BC10])" office:value-type="float" office:value="0" calcext:value-type="float">
              <text:p>0</text:p>
            </table:table-cell>
            <table:table-cell table:style-name="ce95" table:formula="of:=SUM([.BD9:.BD10])" office:value-type="float" office:value="0" calcext:value-type="float">
              <text:p>0</text:p>
            </table:table-cell>
            <table:table-cell table:style-name="ce95" table:formula="of:=SUM([.BE9:.BE10])" office:value-type="float" office:value="0" calcext:value-type="float">
              <text:p>0</text:p>
            </table:table-cell>
            <table:table-cell table:style-name="ce95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3:.BT13])" office:value-type="float" office:value="2" calcext:value-type="float">
              <text:p>2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1" calcext:value-type="float">
              <text:p>1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4:.BT14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2" calcext:value-type="float">
              <text:p>2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4"/>
            <table:table-cell table:style-name="ce163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5:.BT15])" office:value-type="float" office:value="2.5" calcext:value-type="float">
              <text:p>2.5</text:p>
            </table:table-cell>
            <table:table-cell table:style-name="ce58" table:content-validation-name="val1" office:value-type="percentage" office:value="0.8" calcext:value-type="percentage">
              <text:p>8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123" office:value-type="float" office:value="0.5" calcext:value-type="float">
              <text:p>0.5</text:p>
            </table:table-cell>
            <table:table-cell table:style-name="ce123" table:number-columns-repeated="2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6:.BT1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98" table:number-columns-repeated="3"/>
            <table:table-cell table:style-name="ce123" table:number-columns-repeated="6"/>
            <table:table-cell table:style-name="ce116" table:number-columns-repeated="4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7:.BT1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8:.BT1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9:.BT19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7" office:value-type="float" office:value="1" calcext:value-type="float">
              <text:p>1</text:p>
            </table:table-cell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0:.BT2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.1" calcext:value-type="percentage">
              <text:p>10%</text:p>
            </table:table-cell>
            <table:table-cell table:style-name="ce73"/>
            <table:table-cell table:style-name="ce86"/>
            <table:table-cell table:style-name="ce98" table:number-columns-repeated="5"/>
            <table:table-cell table:style-name="ce112" table:number-columns-repeated="3"/>
            <table:table-cell table:style-name="ce118"/>
            <table:table-cell table:style-name="ce112" table:number-columns-repeated="3"/>
            <table:table-cell table:style-name="ce123" table:number-columns-repeated="11"/>
            <table:table-cell table:style-name="ce116" table:number-columns-repeated="2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21:.BT2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97"/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60"/>
          <table:table-cell table:style-name="ce74" table:formula="of:=SUM([.J13:.J21])" office:value-type="percentage" office:value="0" calcext:value-type="percentage">
            <text:p>0%</text:p>
          </table:table-cell>
          <table:table-cell table:style-name="ce70" table:formula="of:=SUM([.K13:.K21])" office:value-type="float" office:value="0" calcext:value-type="float">
            <text:p>$0.00</text:p>
          </table:table-cell>
          <table:table-cell table:style-name="ce95" table:formula="of:=SUM([.L13:.L21])" office:value-type="float" office:value="0" calcext:value-type="float">
            <text:p>0</text:p>
          </table:table-cell>
          <table:table-cell table:style-name="ce95" table:formula="of:=SUM([.M13:.M21])" office:value-type="float" office:value="0" calcext:value-type="float">
            <text:p>0</text:p>
          </table:table-cell>
          <table:table-cell table:style-name="ce95" table:formula="of:=SUM([.N13:.N21])" office:value-type="float" office:value="0" calcext:value-type="float">
            <text:p>0</text:p>
          </table:table-cell>
          <table:table-cell table:style-name="ce95" table:formula="of:=SUM([.O13:.O21])" office:value-type="float" office:value="0" calcext:value-type="float">
            <text:p>0</text:p>
          </table:table-cell>
          <table:table-cell table:style-name="ce95" table:formula="of:=SUM([.P13:.P21])" office:value-type="float" office:value="0" calcext:value-type="float">
            <text:p>0</text:p>
          </table:table-cell>
          <table:table-cell table:style-name="ce95" table:formula="of:=SUM([.Q13:.Q21])" office:value-type="float" office:value="0" calcext:value-type="float">
            <text:p>0</text:p>
          </table:table-cell>
          <table:table-cell table:style-name="ce95" table:formula="of:=SUM([.R13:.R21])" office:value-type="float" office:value="0" calcext:value-type="float">
            <text:p>0</text:p>
          </table:table-cell>
          <table:table-cell table:style-name="ce95" table:formula="of:=SUM([.S13:.S21])" office:value-type="float" office:value="0" calcext:value-type="float">
            <text:p>0</text:p>
          </table:table-cell>
          <table:table-cell table:style-name="ce95" table:formula="of:=SUM([.T13:.T21])" office:value-type="float" office:value="1" calcext:value-type="float">
            <text:p>1</text:p>
          </table:table-cell>
          <table:table-cell table:style-name="ce95" table:formula="of:=SUM([.U13:.U21])" office:value-type="float" office:value="0" calcext:value-type="float">
            <text:p>0</text:p>
          </table:table-cell>
          <table:table-cell table:style-name="ce95" table:formula="of:=SUM([.V13:.V21])" office:value-type="float" office:value="0" calcext:value-type="float">
            <text:p>0</text:p>
          </table:table-cell>
          <table:table-cell table:style-name="ce95" table:formula="of:=SUM([.W13:.W21])" office:value-type="float" office:value="0" calcext:value-type="float">
            <text:p>0</text:p>
          </table:table-cell>
          <table:table-cell table:style-name="ce95" table:formula="of:=SUM([.X13:.X21])" office:value-type="float" office:value="7" calcext:value-type="float">
            <text:p>7</text:p>
          </table:table-cell>
          <table:table-cell table:style-name="ce95" table:formula="of:=SUM([.Y13:.Y21])" office:value-type="float" office:value="2.5" calcext:value-type="float">
            <text:p>2.5</text:p>
          </table:table-cell>
          <table:table-cell table:style-name="ce95" table:formula="of:=SUM([.Z13:.Z21])" office:value-type="float" office:value="0" calcext:value-type="float">
            <text:p>0</text:p>
          </table:table-cell>
          <table:table-cell table:style-name="ce95" table:formula="of:=SUM([.AA13:.AA21])" office:value-type="float" office:value="0" calcext:value-type="float">
            <text:p>0</text:p>
          </table:table-cell>
          <table:table-cell table:style-name="ce95" table:formula="of:=SUM([.AB13:.AB21])" office:value-type="float" office:value="0" calcext:value-type="float">
            <text:p>0</text:p>
          </table:table-cell>
          <table:table-cell table:style-name="ce95" table:formula="of:=SUM([.AC13:.AC21])" office:value-type="float" office:value="0" calcext:value-type="float">
            <text:p>0</text:p>
          </table:table-cell>
          <table:table-cell table:style-name="ce95" table:formula="of:=SUM([.AD13:.AD21])" office:value-type="float" office:value="0" calcext:value-type="float">
            <text:p>0</text:p>
          </table:table-cell>
          <table:table-cell table:style-name="ce95" table:formula="of:=SUM([.AE13:.AE21])" office:value-type="float" office:value="0" calcext:value-type="float">
            <text:p>0</text:p>
          </table:table-cell>
          <table:table-cell table:style-name="ce95" table:formula="of:=SUM([.AF13:.AF21])" office:value-type="float" office:value="0" calcext:value-type="float">
            <text:p>0</text:p>
          </table:table-cell>
          <table:table-cell table:style-name="ce95" table:formula="of:=SUM([.AG13:.AG21])" office:value-type="float" office:value="0" calcext:value-type="float">
            <text:p>0</text:p>
          </table:table-cell>
          <table:table-cell table:style-name="ce95" table:formula="of:=SUM([.AH13:.AH21])" office:value-type="float" office:value="0" calcext:value-type="float">
            <text:p>0</text:p>
          </table:table-cell>
          <table:table-cell table:style-name="ce95" table:formula="of:=SUM([.AI13:.AI21])" office:value-type="float" office:value="0" calcext:value-type="float">
            <text:p>0</text:p>
          </table:table-cell>
          <table:table-cell table:style-name="ce95" table:formula="of:=SUM([.AJ13:.AJ21])" office:value-type="float" office:value="0" calcext:value-type="float">
            <text:p>0</text:p>
          </table:table-cell>
          <table:table-cell table:style-name="ce95" table:formula="of:=SUM([.AK13:.AK21])" office:value-type="float" office:value="0" calcext:value-type="float">
            <text:p>0</text:p>
          </table:table-cell>
          <table:table-cell table:style-name="ce151" table:formula="of:=SUM([.AL13:.AL21])" office:value-type="float" office:value="0" calcext:value-type="float">
            <text:p>0</text:p>
          </table:table-cell>
          <table:table-cell table:style-name="ce95" table:formula="of:=SUM([.AM13:.AM21])" office:value-type="float" office:value="0" calcext:value-type="float">
            <text:p>0</text:p>
          </table:table-cell>
          <table:table-cell table:style-name="ce95" table:formula="of:=SUM([.AN13:.AN21])" office:value-type="float" office:value="0" calcext:value-type="float">
            <text:p>0</text:p>
          </table:table-cell>
          <table:table-cell table:style-name="ce95" table:formula="of:=SUM([.AO13:.AO21])" office:value-type="float" office:value="0" calcext:value-type="float">
            <text:p>0</text:p>
          </table:table-cell>
          <table:table-cell table:style-name="ce95" table:formula="of:=SUM([.AP13:.AP21])" office:value-type="float" office:value="0" calcext:value-type="float">
            <text:p>0</text:p>
          </table:table-cell>
          <table:table-cell table:style-name="ce95" table:formula="of:=SUM([.AQ13:.AQ21])" office:value-type="float" office:value="0" calcext:value-type="float">
            <text:p>0</text:p>
          </table:table-cell>
          <table:table-cell table:style-name="ce95" table:formula="of:=SUM([.AR13:.AR21])" office:value-type="float" office:value="0" calcext:value-type="float">
            <text:p>0</text:p>
          </table:table-cell>
          <table:table-cell table:style-name="ce95" table:formula="of:=SUM([.AS13:.AS21])" office:value-type="float" office:value="0" calcext:value-type="float">
            <text:p>0</text:p>
          </table:table-cell>
          <table:table-cell table:style-name="ce95" table:formula="of:=SUM([.AT13:.AT21])" office:value-type="float" office:value="0" calcext:value-type="float">
            <text:p>0</text:p>
          </table:table-cell>
          <table:table-cell table:style-name="ce95" table:formula="of:=SUM([.AU13:.AU21])" office:value-type="float" office:value="0" calcext:value-type="float">
            <text:p>0</text:p>
          </table:table-cell>
          <table:table-cell table:style-name="ce95" table:formula="of:=SUM([.AV13:.AV21])" office:value-type="float" office:value="0" calcext:value-type="float">
            <text:p>0</text:p>
          </table:table-cell>
          <table:table-cell table:style-name="ce95" table:formula="of:=SUM([.AW13:.AW21])" office:value-type="float" office:value="0" calcext:value-type="float">
            <text:p>0</text:p>
          </table:table-cell>
          <table:table-cell table:style-name="ce95" table:formula="of:=SUM([.AX13:.AX21])" office:value-type="float" office:value="0" calcext:value-type="float">
            <text:p>0</text:p>
          </table:table-cell>
          <table:table-cell table:style-name="ce95" table:formula="of:=SUM([.AY13:.AY21])" office:value-type="float" office:value="0" calcext:value-type="float">
            <text:p>0</text:p>
          </table:table-cell>
          <table:table-cell table:style-name="ce95" table:formula="of:=SUM([.AZ13:.AZ21])" office:value-type="float" office:value="0" calcext:value-type="float">
            <text:p>0</text:p>
          </table:table-cell>
          <table:table-cell table:style-name="ce95" table:formula="of:=SUM([.BA13:.BA21])" office:value-type="float" office:value="0" calcext:value-type="float">
            <text:p>0</text:p>
          </table:table-cell>
          <table:table-cell table:style-name="ce95" table:formula="of:=SUM([.BB13:.BB21])" office:value-type="float" office:value="0" calcext:value-type="float">
            <text:p>0</text:p>
          </table:table-cell>
          <table:table-cell table:style-name="ce95" table:formula="of:=SUM([.BC13:.BC21])" office:value-type="float" office:value="0" calcext:value-type="float">
            <text:p>0</text:p>
          </table:table-cell>
          <table:table-cell table:style-name="ce95" table:formula="of:=SUM([.BD13:.BD21])" office:value-type="float" office:value="0" calcext:value-type="float">
            <text:p>0</text:p>
          </table:table-cell>
          <table:table-cell table:style-name="ce95" table:formula="of:=SUM([.BE13:.BE21])" office:value-type="float" office:value="0" calcext:value-type="float">
            <text:p>0</text:p>
          </table:table-cell>
          <table:table-cell table:style-name="ce95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4" table:formula="of:=SUM([.J24:.BT2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3" table:number-columns-repeated="3"/>
            <table:table-cell table:style-name="ce135"/>
            <table:table-cell table:style-name="ce133" table:number-columns-repeated="13"/>
            <table:table-cell table:style-name="ce166"/>
            <table:table-cell table:style-name="ce99" table:number-columns-repeated="5"/>
            <table:table-cell table:style-name="ce172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5:.BT2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6:.BT2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46" table:formula="of:=SUM([.G28:.G32])" office:value-type="float" office:value="50" calcext:value-type="float">
              <text:p>50.0</text:p>
            </table:table-cell>
            <table:table-cell table:style-name="ce53" table:formula="of:=SUM([.J27:.BT2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 table:number-columns-repeated="3"/>
            <table:table-cell table:style-name="ce100" table:number-columns-repeated="7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8:.BT2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9:.BT29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.0</text:p>
            </table:table-cell>
            <table:table-cell table:style-name="ce55" table:formula="of:=SUM([.J30:.BT3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5" table:formula="of:=SUM([.J31:.BT3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5" table:formula="of:=SUM([.J32:.BT32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33:.BT3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4:.BT3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5:.BT3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7"/>
            <table:table-cell table:style-name="ce99" table:number-columns-repeated="6"/>
            <table:table-cell table:style-name="ce113" table:number-columns-repeated="7"/>
            <table:table-cell table:style-name="ce135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53" table:formula="of:=SUM([.J36:.BT3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4"/>
            <table:table-cell table:style-name="ce135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37:.BT3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6"/>
            <table:table-cell table:style-name="ce113" table:number-columns-repeated="7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.0</text:p>
            </table:table-cell>
            <table:table-cell table:style-name="ce48" table:formula="of:=SUM([.H24:.H37])" office:value-type="float" office:value="0" calcext:value-type="float">
              <text:p>0.0</text:p>
            </table:table-cell>
            <table:table-cell table:style-name="ce60"/>
            <table:table-cell table:style-name="ce74" table:formula="of:=SUM([.J24:.J37])" office:value-type="percentage" office:value="0" calcext:value-type="percentage">
              <text:p>0%</text:p>
            </table:table-cell>
            <table:table-cell table:style-name="ce70" table:formula="of:=SUM([.K24:.K37])" office:value-type="float" office:value="0" calcext:value-type="float">
              <text:p>$0.00</text:p>
            </table:table-cell>
            <table:table-cell table:style-name="ce95" table:formula="of:=SUM([.L24:.L37])" office:value-type="float" office:value="0" calcext:value-type="float">
              <text:p>0</text:p>
            </table:table-cell>
            <table:table-cell table:style-name="ce95" table:formula="of:=SUM([.M24:.M37])" office:value-type="float" office:value="0" calcext:value-type="float">
              <text:p>0</text:p>
            </table:table-cell>
            <table:table-cell table:style-name="ce95" table:formula="of:=SUM([.N24:.N37])" office:value-type="float" office:value="0" calcext:value-type="float">
              <text:p>0</text:p>
            </table:table-cell>
            <table:table-cell table:style-name="ce95" table:formula="of:=SUM([.O24:.O37])" office:value-type="float" office:value="0" calcext:value-type="float">
              <text:p>0</text:p>
            </table:table-cell>
            <table:table-cell table:style-name="ce95" table:formula="of:=SUM([.P24:.P37])" office:value-type="float" office:value="0" calcext:value-type="float">
              <text:p>0</text:p>
            </table:table-cell>
            <table:table-cell table:style-name="ce95" table:formula="of:=SUM([.Q24:.Q37])" office:value-type="float" office:value="0" calcext:value-type="float">
              <text:p>0</text:p>
            </table:table-cell>
            <table:table-cell table:style-name="ce95" table:formula="of:=SUM([.R24:.R37])" office:value-type="float" office:value="0" calcext:value-type="float">
              <text:p>0</text:p>
            </table:table-cell>
            <table:table-cell table:style-name="ce95" table:formula="of:=SUM([.S24:.S37])" office:value-type="float" office:value="0" calcext:value-type="float">
              <text:p>0</text:p>
            </table:table-cell>
            <table:table-cell table:style-name="ce95" table:formula="of:=SUM([.T24:.T37])" office:value-type="float" office:value="0" calcext:value-type="float">
              <text:p>0</text:p>
            </table:table-cell>
            <table:table-cell table:style-name="ce95" table:formula="of:=SUM([.U24:.U37])" office:value-type="float" office:value="0" calcext:value-type="float">
              <text:p>0</text:p>
            </table:table-cell>
            <table:table-cell table:style-name="ce95" table:formula="of:=SUM([.V24:.V37])" office:value-type="float" office:value="0" calcext:value-type="float">
              <text:p>0</text:p>
            </table:table-cell>
            <table:table-cell table:style-name="ce95" table:formula="of:=SUM([.W24:.W37])" office:value-type="float" office:value="0" calcext:value-type="float">
              <text:p>0</text:p>
            </table:table-cell>
            <table:table-cell table:style-name="ce95" table:formula="of:=SUM([.X24:.X37])" office:value-type="float" office:value="0" calcext:value-type="float">
              <text:p>0</text:p>
            </table:table-cell>
            <table:table-cell table:style-name="ce95" table:formula="of:=SUM([.Y24:.Y37])" office:value-type="float" office:value="0" calcext:value-type="float">
              <text:p>0</text:p>
            </table:table-cell>
            <table:table-cell table:style-name="ce95" table:formula="of:=SUM([.Z24:.Z37])" office:value-type="float" office:value="0" calcext:value-type="float">
              <text:p>0</text:p>
            </table:table-cell>
            <table:table-cell table:style-name="ce95" table:formula="of:=SUM([.AA24:.AA37])" office:value-type="float" office:value="0" calcext:value-type="float">
              <text:p>0</text:p>
            </table:table-cell>
            <table:table-cell table:style-name="ce95" table:formula="of:=SUM([.AB24:.AB37])" office:value-type="float" office:value="0" calcext:value-type="float">
              <text:p>0</text:p>
            </table:table-cell>
            <table:table-cell table:style-name="ce95" table:formula="of:=SUM([.AC24:.AC37])" office:value-type="float" office:value="0" calcext:value-type="float">
              <text:p>0</text:p>
            </table:table-cell>
            <table:table-cell table:style-name="ce95" table:formula="of:=SUM([.AD24:.AD37])" office:value-type="float" office:value="0" calcext:value-type="float">
              <text:p>0</text:p>
            </table:table-cell>
            <table:table-cell table:style-name="ce95" table:formula="of:=SUM([.AE24:.AE37])" office:value-type="float" office:value="0" calcext:value-type="float">
              <text:p>0</text:p>
            </table:table-cell>
            <table:table-cell table:style-name="ce95" table:formula="of:=SUM([.AF24:.AF37])" office:value-type="float" office:value="0" calcext:value-type="float">
              <text:p>0</text:p>
            </table:table-cell>
            <table:table-cell table:style-name="ce95" table:formula="of:=SUM([.AG24:.AG37])" office:value-type="float" office:value="0" calcext:value-type="float">
              <text:p>0</text:p>
            </table:table-cell>
            <table:table-cell table:style-name="ce95" table:formula="of:=SUM([.AH24:.AH37])" office:value-type="float" office:value="0" calcext:value-type="float">
              <text:p>0</text:p>
            </table:table-cell>
            <table:table-cell table:style-name="ce95" table:formula="of:=SUM([.AI24:.AI37])" office:value-type="float" office:value="0" calcext:value-type="float">
              <text:p>0</text:p>
            </table:table-cell>
            <table:table-cell table:style-name="ce95" table:formula="of:=SUM([.AJ24:.AJ37])" office:value-type="float" office:value="0" calcext:value-type="float">
              <text:p>0</text:p>
            </table:table-cell>
            <table:table-cell table:style-name="ce95" table:formula="of:=SUM([.AK24:.AK37])" office:value-type="float" office:value="0" calcext:value-type="float">
              <text:p>0</text:p>
            </table:table-cell>
            <table:table-cell table:style-name="ce151" table:formula="of:=SUM([.AL24:.AL37])" office:value-type="float" office:value="0" calcext:value-type="float">
              <text:p>0</text:p>
            </table:table-cell>
            <table:table-cell table:style-name="ce95" table:formula="of:=SUM([.AM24:.AM37])" office:value-type="float" office:value="0" calcext:value-type="float">
              <text:p>0</text:p>
            </table:table-cell>
            <table:table-cell table:style-name="ce95" table:formula="of:=SUM([.AN24:.AN37])" office:value-type="float" office:value="0" calcext:value-type="float">
              <text:p>0</text:p>
            </table:table-cell>
            <table:table-cell table:style-name="ce95" table:formula="of:=SUM([.AO24:.AO37])" office:value-type="float" office:value="0" calcext:value-type="float">
              <text:p>0</text:p>
            </table:table-cell>
            <table:table-cell table:style-name="ce95" table:formula="of:=SUM([.AP24:.AP37])" office:value-type="float" office:value="0" calcext:value-type="float">
              <text:p>0</text:p>
            </table:table-cell>
            <table:table-cell table:style-name="ce95" table:formula="of:=SUM([.AQ24:.AQ37])" office:value-type="float" office:value="0" calcext:value-type="float">
              <text:p>0</text:p>
            </table:table-cell>
            <table:table-cell table:style-name="ce95" table:formula="of:=SUM([.AR24:.AR37])" office:value-type="float" office:value="0" calcext:value-type="float">
              <text:p>0</text:p>
            </table:table-cell>
            <table:table-cell table:style-name="ce95" table:formula="of:=SUM([.AS24:.AS37])" office:value-type="float" office:value="0" calcext:value-type="float">
              <text:p>0</text:p>
            </table:table-cell>
            <table:table-cell table:style-name="ce95" table:formula="of:=SUM([.AT24:.AT37])" office:value-type="float" office:value="0" calcext:value-type="float">
              <text:p>0</text:p>
            </table:table-cell>
            <table:table-cell table:style-name="ce95" table:formula="of:=SUM([.AU24:.AU37])" office:value-type="float" office:value="0" calcext:value-type="float">
              <text:p>0</text:p>
            </table:table-cell>
            <table:table-cell table:style-name="ce95" table:formula="of:=SUM([.AV24:.AV37])" office:value-type="float" office:value="0" calcext:value-type="float">
              <text:p>0</text:p>
            </table:table-cell>
            <table:table-cell table:style-name="ce95" table:formula="of:=SUM([.AW24:.AW37])" office:value-type="float" office:value="0" calcext:value-type="float">
              <text:p>0</text:p>
            </table:table-cell>
            <table:table-cell table:style-name="ce95" table:formula="of:=SUM([.AX24:.AX37])" office:value-type="float" office:value="0" calcext:value-type="float">
              <text:p>0</text:p>
            </table:table-cell>
            <table:table-cell table:style-name="ce95" table:formula="of:=SUM([.AY24:.AY37])" office:value-type="float" office:value="0" calcext:value-type="float">
              <text:p>0</text:p>
            </table:table-cell>
            <table:table-cell table:style-name="ce95" table:formula="of:=SUM([.AZ24:.AZ37])" office:value-type="float" office:value="0" calcext:value-type="float">
              <text:p>0</text:p>
            </table:table-cell>
            <table:table-cell table:style-name="ce95" table:formula="of:=SUM([.BA24:.BA37])" office:value-type="float" office:value="0" calcext:value-type="float">
              <text:p>0</text:p>
            </table:table-cell>
            <table:table-cell table:style-name="ce95" table:formula="of:=SUM([.BB24:.BB37])" office:value-type="float" office:value="0" calcext:value-type="float">
              <text:p>0</text:p>
            </table:table-cell>
            <table:table-cell table:style-name="ce95" table:formula="of:=SUM([.BC24:.BC37])" office:value-type="float" office:value="0" calcext:value-type="float">
              <text:p>0</text:p>
            </table:table-cell>
            <table:table-cell table:style-name="ce95" table:formula="of:=SUM([.BD24:.BD37])" office:value-type="float" office:value="0" calcext:value-type="float">
              <text:p>0</text:p>
            </table:table-cell>
            <table:table-cell table:style-name="ce95" table:formula="of:=SUM([.BE24:.BE37])" office:value-type="float" office:value="0" calcext:value-type="float">
              <text:p>0</text:p>
            </table:table-cell>
            <table:table-cell table:style-name="ce95" table:formula="of:=SUM([.BF24:.BF37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40:.BT40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7"/>
            <table:table-cell table:style-name="ce89"/>
            <table:table-cell table:style-name="ce101" table:number-columns-repeated="5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1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8"/>
            <table:table-cell table:style-name="ce101"/>
            <table:table-cell table:style-name="ce126"/>
            <table:table-cell table:style-name="ce101" table:number-columns-repeated="4"/>
            <table:table-cell table:style-name="ce114" table:number-columns-repeated="2"/>
            <table:table-cell table:style-name="ce126"/>
            <table:table-cell table:style-name="ce114" table:number-columns-repeated="4"/>
            <table:table-cell table:style-name="ce101" table:number-columns-repeated="6"/>
            <table:table-cell table:style-name="ce17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.0</text:p>
            </table:table-cell>
            <table:table-cell table:style-name="ce53" table:formula="of:=SUM([.J41:.BT41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2" table:number-columns-repeated="7"/>
            <table:table-cell table:style-name="ce131" table:number-columns-repeated="6"/>
            <table:table-cell table:style-name="ce143"/>
            <table:table-cell table:style-name="ce159"/>
            <table:table-cell table:style-name="ce102" table:number-columns-repeated="6"/>
            <table:table-cell table:style-name="ce132" table:number-columns-repeated="7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.0</text:p>
            </table:table-cell>
            <table:table-cell table:style-name="ce53" table:formula="of:=SUM([.J42:.BT42])" office:value-type="float" office:value="1" calcext:value-type="float">
              <text:p>1.0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2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9"/>
            <table:table-cell table:style-name="ce102"/>
            <table:table-cell table:style-name="ce126"/>
            <table:table-cell table:style-name="ce102" table:number-columns-repeated="4"/>
            <table:table-cell table:style-name="ce132" table:number-columns-repeated="2"/>
            <table:table-cell table:style-name="ce126"/>
            <table:table-cell table:style-name="ce132" table:number-columns-repeated="4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53" table:formula="of:=SUM([.J43:.BT4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7"/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32" table:number-columns-repeated="3"/>
            <table:table-cell table:style-name="ce144"/>
            <table:table-cell table:style-name="ce159"/>
            <table:table-cell table:style-name="ce102" table:number-columns-repeated="6"/>
            <table:table-cell table:style-name="ce114" table:number-columns-repeated="3"/>
            <table:table-cell table:style-name="ce132" table:number-columns-repeated="4"/>
            <table:table-cell table:style-name="ce102" table:number-columns-repeated="6"/>
            <table:table-cell table:style-name="ce175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.0</text:p>
            </table:table-cell>
            <table:table-cell table:style-name="ce49" table:formula="of:=SUM([.H40:.H43])" office:value-type="float" office:value="1.5" calcext:value-type="float">
              <text:p>1.5</text:p>
            </table:table-cell>
            <table:table-cell table:style-name="ce61"/>
            <table:table-cell table:style-name="ce79" table:formula="of:=SUM([.J40:.J43])" office:value-type="percentage" office:value="0" calcext:value-type="percentage">
              <text:p>0%</text:p>
            </table:table-cell>
            <table:table-cell table:style-name="ce91" table:formula="of:=SUM([.K40:.K43])" office:value-type="float" office:value="0" calcext:value-type="float">
              <text:p>$0.00</text:p>
            </table:table-cell>
            <table:table-cell table:style-name="ce103" table:formula="of:=SUM([.L40:.L43])" office:value-type="float" office:value="0" calcext:value-type="float">
              <text:p>0</text:p>
            </table:table-cell>
            <table:table-cell table:style-name="ce103" table:formula="of:=SUM([.M40:.M43])" office:value-type="float" office:value="0" calcext:value-type="float">
              <text:p>0</text:p>
            </table:table-cell>
            <table:table-cell table:style-name="ce103" table:formula="of:=SUM([.N40:.N43])" office:value-type="float" office:value="0" calcext:value-type="float">
              <text:p>0</text:p>
            </table:table-cell>
            <table:table-cell table:style-name="ce103" table:formula="of:=SUM([.O40:.O43])" office:value-type="float" office:value="0" calcext:value-type="float">
              <text:p>0</text:p>
            </table:table-cell>
            <table:table-cell table:style-name="ce103" table:formula="of:=SUM([.P40:.P43])" office:value-type="float" office:value="0" calcext:value-type="float">
              <text:p>0</text:p>
            </table:table-cell>
            <table:table-cell table:style-name="ce103" table:formula="of:=SUM([.Q40:.Q43])" office:value-type="float" office:value="0" calcext:value-type="float">
              <text:p>0</text:p>
            </table:table-cell>
            <table:table-cell table:style-name="ce103" table:formula="of:=SUM([.R40:.R43])" office:value-type="float" office:value="0" calcext:value-type="float">
              <text:p>0</text:p>
            </table:table-cell>
            <table:table-cell table:style-name="ce103" table:formula="of:=SUM([.S40:.S43])" office:value-type="float" office:value="0" calcext:value-type="float">
              <text:p>0</text:p>
            </table:table-cell>
            <table:table-cell table:style-name="ce103" table:formula="of:=SUM([.T40:.T43])" office:value-type="float" office:value="1.5" calcext:value-type="float">
              <text:p>1.5</text:p>
            </table:table-cell>
            <table:table-cell table:style-name="ce103" table:formula="of:=SUM([.U40:.U43])" office:value-type="float" office:value="0" calcext:value-type="float">
              <text:p>0</text:p>
            </table:table-cell>
            <table:table-cell table:style-name="ce103" table:formula="of:=SUM([.V40:.V43])" office:value-type="float" office:value="0" calcext:value-type="float">
              <text:p>0</text:p>
            </table:table-cell>
            <table:table-cell table:style-name="ce103" table:formula="of:=SUM([.W40:.W43])" office:value-type="float" office:value="0" calcext:value-type="float">
              <text:p>0</text:p>
            </table:table-cell>
            <table:table-cell table:style-name="ce103" table:formula="of:=SUM([.X40:.X43])" office:value-type="float" office:value="0" calcext:value-type="float">
              <text:p>0</text:p>
            </table:table-cell>
            <table:table-cell table:style-name="ce103" table:formula="of:=SUM([.Y40:.Y43])" office:value-type="float" office:value="0" calcext:value-type="float">
              <text:p>0</text:p>
            </table:table-cell>
            <table:table-cell table:style-name="ce103" table:formula="of:=SUM([.Z40:.Z43])" office:value-type="float" office:value="0" calcext:value-type="float">
              <text:p>0</text:p>
            </table:table-cell>
            <table:table-cell table:style-name="ce103" table:formula="of:=SUM([.AA40:.AA43])" office:value-type="float" office:value="0" calcext:value-type="float">
              <text:p>0</text:p>
            </table:table-cell>
            <table:table-cell table:style-name="ce103" table:formula="of:=SUM([.AB40:.AB43])" office:value-type="float" office:value="0" calcext:value-type="float">
              <text:p>0</text:p>
            </table:table-cell>
            <table:table-cell table:style-name="ce103" table:formula="of:=SUM([.AC40:.AC43])" office:value-type="float" office:value="0" calcext:value-type="float">
              <text:p>0</text:p>
            </table:table-cell>
            <table:table-cell table:style-name="ce103" table:formula="of:=SUM([.AD40:.AD43])" office:value-type="float" office:value="0" calcext:value-type="float">
              <text:p>0</text:p>
            </table:table-cell>
            <table:table-cell table:style-name="ce103" table:formula="of:=SUM([.AE40:.AE43])" office:value-type="float" office:value="0" calcext:value-type="float">
              <text:p>0</text:p>
            </table:table-cell>
            <table:table-cell table:style-name="ce103" table:formula="of:=SUM([.AF40:.AF43])" office:value-type="float" office:value="0" calcext:value-type="float">
              <text:p>0</text:p>
            </table:table-cell>
            <table:table-cell table:style-name="ce103" table:formula="of:=SUM([.AG40:.AG43])" office:value-type="float" office:value="0" calcext:value-type="float">
              <text:p>0</text:p>
            </table:table-cell>
            <table:table-cell table:style-name="ce103" table:formula="of:=SUM([.AH40:.AH43])" office:value-type="float" office:value="0" calcext:value-type="float">
              <text:p>0</text:p>
            </table:table-cell>
            <table:table-cell table:style-name="ce103" table:formula="of:=SUM([.AI40:.AI43])" office:value-type="float" office:value="0" calcext:value-type="float">
              <text:p>0</text:p>
            </table:table-cell>
            <table:table-cell table:style-name="ce103" table:formula="of:=SUM([.AJ40:.AJ43])" office:value-type="float" office:value="0" calcext:value-type="float">
              <text:p>0</text:p>
            </table:table-cell>
            <table:table-cell table:style-name="ce103" table:formula="of:=SUM([.AK40:.AK43])" office:value-type="float" office:value="0" calcext:value-type="float">
              <text:p>0</text:p>
            </table:table-cell>
            <table:table-cell table:style-name="ce160" table:formula="of:=SUM([.AL40:.AL43])" office:value-type="float" office:value="0" calcext:value-type="float">
              <text:p>0</text:p>
            </table:table-cell>
            <table:table-cell table:style-name="ce103" table:formula="of:=SUM([.AM40:.AM43])" office:value-type="float" office:value="0" calcext:value-type="float">
              <text:p>0</text:p>
            </table:table-cell>
            <table:table-cell table:style-name="ce103" table:formula="of:=SUM([.AN40:.AN43])" office:value-type="float" office:value="0" calcext:value-type="float">
              <text:p>0</text:p>
            </table:table-cell>
            <table:table-cell table:style-name="ce103" table:formula="of:=SUM([.AO40:.AO43])" office:value-type="float" office:value="0" calcext:value-type="float">
              <text:p>0</text:p>
            </table:table-cell>
            <table:table-cell table:style-name="ce103" table:formula="of:=SUM([.AP40:.AP43])" office:value-type="float" office:value="0" calcext:value-type="float">
              <text:p>0</text:p>
            </table:table-cell>
            <table:table-cell table:style-name="ce103" table:formula="of:=SUM([.AQ40:.AQ43])" office:value-type="float" office:value="0" calcext:value-type="float">
              <text:p>0</text:p>
            </table:table-cell>
            <table:table-cell table:style-name="ce103" table:formula="of:=SUM([.AR40:.AR43])" office:value-type="float" office:value="0" calcext:value-type="float">
              <text:p>0</text:p>
            </table:table-cell>
            <table:table-cell table:style-name="ce103" table:formula="of:=SUM([.AS40:.AS43])" office:value-type="float" office:value="0" calcext:value-type="float">
              <text:p>0</text:p>
            </table:table-cell>
            <table:table-cell table:style-name="ce103" table:formula="of:=SUM([.AT40:.AT43])" office:value-type="float" office:value="0" calcext:value-type="float">
              <text:p>0</text:p>
            </table:table-cell>
            <table:table-cell table:style-name="ce103" table:formula="of:=SUM([.AU40:.AU43])" office:value-type="float" office:value="0" calcext:value-type="float">
              <text:p>0</text:p>
            </table:table-cell>
            <table:table-cell table:style-name="ce103" table:formula="of:=SUM([.AV40:.AV43])" office:value-type="float" office:value="0" calcext:value-type="float">
              <text:p>0</text:p>
            </table:table-cell>
            <table:table-cell table:style-name="ce103" table:formula="of:=SUM([.AW40:.AW43])" office:value-type="float" office:value="0" calcext:value-type="float">
              <text:p>0</text:p>
            </table:table-cell>
            <table:table-cell table:style-name="ce103" table:formula="of:=SUM([.AX40:.AX43])" office:value-type="float" office:value="0" calcext:value-type="float">
              <text:p>0</text:p>
            </table:table-cell>
            <table:table-cell table:style-name="ce103" table:formula="of:=SUM([.AY40:.AY43])" office:value-type="float" office:value="0" calcext:value-type="float">
              <text:p>0</text:p>
            </table:table-cell>
            <table:table-cell table:style-name="ce103" table:formula="of:=SUM([.AZ40:.AZ43])" office:value-type="float" office:value="0" calcext:value-type="float">
              <text:p>0</text:p>
            </table:table-cell>
            <table:table-cell table:style-name="ce103" table:formula="of:=SUM([.BA40:.BA43])" office:value-type="float" office:value="0" calcext:value-type="float">
              <text:p>0</text:p>
            </table:table-cell>
            <table:table-cell table:style-name="ce103" table:formula="of:=SUM([.BB40:.BB43])" office:value-type="float" office:value="0" calcext:value-type="float">
              <text:p>0</text:p>
            </table:table-cell>
            <table:table-cell table:style-name="ce103" table:formula="of:=SUM([.BC40:.BC43])" office:value-type="float" office:value="0" calcext:value-type="float">
              <text:p>0</text:p>
            </table:table-cell>
            <table:table-cell table:style-name="ce103" table:formula="of:=SUM([.BD40:.BD43])" office:value-type="float" office:value="0" calcext:value-type="float">
              <text:p>0</text:p>
            </table:table-cell>
            <table:table-cell table:style-name="ce103" table:formula="of:=SUM([.BE40:.BE43])" office:value-type="float" office:value="0" calcext:value-type="float">
              <text:p>0</text:p>
            </table:table-cell>
            <table:table-cell table:style-name="ce103" table:formula="of:=SUM([.BF40:.BF43])" office:value-type="float" office:value="0" calcext:value-type="float">
              <text:p>0</text:p>
            </table:table-cell>
            <table:table-cell table:style-name="ce160" table:formula="of:=SUM([.BG40:.BG43])" office:value-type="float" office:value="0" calcext:value-type="float">
              <text:p>0</text:p>
            </table:table-cell>
            <table:table-cell table:style-name="ce103" table:formula="of:=SUM([.BH40:.BH43])" office:value-type="float" office:value="0" calcext:value-type="float">
              <text:p>0</text:p>
            </table:table-cell>
            <table:table-cell table:style-name="ce103" table:formula="of:=SUM([.BI40:.BI43])" office:value-type="float" office:value="0" calcext:value-type="float">
              <text:p>0</text:p>
            </table:table-cell>
            <table:table-cell table:style-name="ce103" table:formula="of:=SUM([.BJ40:.BJ43])" office:value-type="float" office:value="0" calcext:value-type="float">
              <text:p>0</text:p>
            </table:table-cell>
            <table:table-cell table:style-name="ce103" table:formula="of:=SUM([.BK40:.BK43])" office:value-type="float" office:value="0" calcext:value-type="float">
              <text:p>0</text:p>
            </table:table-cell>
            <table:table-cell table:style-name="ce103" table:formula="of:=SUM([.BL40:.BL43])" office:value-type="float" office:value="0" calcext:value-type="float">
              <text:p>0</text:p>
            </table:table-cell>
            <table:table-cell table:style-name="ce103" table:formula="of:=SUM([.BM40:.BM43])" office:value-type="float" office:value="0" calcext:value-type="float">
              <text:p>0</text:p>
            </table:table-cell>
            <table:table-cell table:style-name="ce189" table:formula="of:=SUM([.BN40:.BN42])" office:value-type="float" office:value="0" calcext:value-type="float">
              <text:p>0</text:p>
            </table:table-cell>
            <table:table-cell table:style-name="ce189" table:formula="of:=SUM([.BO40:.BO42])" office:value-type="float" office:value="0" calcext:value-type="float">
              <text:p>0</text:p>
            </table:table-cell>
            <table:table-cell table:style-name="ce189" table:formula="of:=SUM([.BP40:.BP42])" office:value-type="float" office:value="0" calcext:value-type="float">
              <text:p>0</text:p>
            </table:table-cell>
            <table:table-cell table:style-name="ce189" table:formula="of:=SUM([.BQ40:.BQ42])" office:value-type="float" office:value="0" calcext:value-type="float">
              <text:p>0</text:p>
            </table:table-cell>
            <table:table-cell table:style-name="ce189" table:formula="of:=SUM([.BR40:.BR42])" office:value-type="float" office:value="0" calcext:value-type="float">
              <text:p>0</text:p>
            </table:table-cell>
            <table:table-cell table:style-name="ce189" table:formula="of:=SUM([.BS40:.BS42])" office:value-type="float" office:value="0" calcext:value-type="float">
              <text:p>0</text:p>
            </table:table-cell>
            <table:table-cell table:style-name="ce189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.0</text:p>
          </table:table-cell>
          <table:table-cell table:style-name="ce50" table:formula="of:=SUM([.H11]+[.H22]+[.H38]+[.H44])" office:value-type="float" office:value="26" calcext:value-type="float">
            <text:p>26.0</text:p>
          </table:table-cell>
          <table:table-cell table:style-name="ce62" table:formula="of:=SUM([.I11]+[.I22]+[.I38]+[.I44])" office:value-type="percentage" office:value="0" calcext:value-type="percentage">
            <text:p>0%</text:p>
          </table:table-cell>
          <table:table-cell table:style-name="ce80" table:formula="of:=SUM([.J11]+[.J22]+[.J38]+[.J44])" office:value-type="float" office:value="0" calcext:value-type="float">
            <text:p>$0.00</text:p>
          </table:table-cell>
          <table:table-cell table:style-name="ce80" table:formula="of:=SUM([.K11]+[.K22]+[.K38]+[.K44])" office:value-type="float" office:value="0" calcext:value-type="float">
            <text:p>$0.00</text:p>
          </table:table-cell>
          <table:table-cell table:style-name="ce104" table:formula="of:=SUM([.L11]+[.L22]+[.L38]+[.L44])" office:value-type="float" office:value="0" calcext:value-type="float">
            <text:p>0</text:p>
          </table:table-cell>
          <table:table-cell table:style-name="ce104" table:formula="of:=SUM([.M11]+[.M22]+[.M38]+[.M44])" office:value-type="float" office:value="0" calcext:value-type="float">
            <text:p>0</text:p>
          </table:table-cell>
          <table:table-cell table:style-name="ce104" table:formula="of:=SUM([.N11]+[.N22]+[.N38]+[.N44])" office:value-type="float" office:value="0" calcext:value-type="float">
            <text:p>0</text:p>
          </table:table-cell>
          <table:table-cell table:style-name="ce104" table:formula="of:=SUM([.O11]+[.O22]+[.O38]+[.O44])" office:value-type="float" office:value="0" calcext:value-type="float">
            <text:p>0</text:p>
          </table:table-cell>
          <table:table-cell table:style-name="ce104" table:formula="of:=SUM([.P11]+[.P22]+[.P38]+[.P44])" office:value-type="float" office:value="0" calcext:value-type="float">
            <text:p>0</text:p>
          </table:table-cell>
          <table:table-cell table:style-name="ce104" table:formula="of:=SUM([.Q11]+[.Q22]+[.Q38]+[.Q44])" office:value-type="float" office:value="4" calcext:value-type="float">
            <text:p>4</text:p>
          </table:table-cell>
          <table:table-cell table:style-name="ce104" table:formula="of:=SUM([.R11]+[.R22]+[.R38]+[.R44])" office:value-type="float" office:value="3" calcext:value-type="float">
            <text:p>3</text:p>
          </table:table-cell>
          <table:table-cell table:style-name="ce104" table:formula="of:=SUM([.S11]+[.S22]+[.S38]+[.S44])" office:value-type="float" office:value="3" calcext:value-type="float">
            <text:p>3</text:p>
          </table:table-cell>
          <table:table-cell table:style-name="ce104" table:formula="of:=SUM([.T11]+[.T22]+[.T38]+[.T44])" office:value-type="float" office:value="6.5" calcext:value-type="float">
            <text:p>6.5</text:p>
          </table:table-cell>
          <table:table-cell table:style-name="ce104" table:formula="of:=SUM([.U11]+[.U22]+[.U38]+[.U44])" office:value-type="float" office:value="0" calcext:value-type="float">
            <text:p>0</text:p>
          </table:table-cell>
          <table:table-cell table:style-name="ce104" table:formula="of:=SUM([.V11]+[.V22]+[.V38]+[.V44])" office:value-type="float" office:value="0" calcext:value-type="float">
            <text:p>0</text:p>
          </table:table-cell>
          <table:table-cell table:style-name="ce104" table:formula="of:=SUM([.W11]+[.W22]+[.W38]+[.W44])" office:value-type="float" office:value="0" calcext:value-type="float">
            <text:p>0</text:p>
          </table:table-cell>
          <table:table-cell table:style-name="ce104" table:formula="of:=SUM([.X11]+[.X22]+[.X38]+[.X44])" office:value-type="float" office:value="7" calcext:value-type="float">
            <text:p>7</text:p>
          </table:table-cell>
          <table:table-cell table:style-name="ce104" table:formula="of:=SUM([.Y11]+[.Y22]+[.Y38]+[.Y44])" office:value-type="float" office:value="2.5" calcext:value-type="float">
            <text:p>2.5</text:p>
          </table:table-cell>
          <table:table-cell table:style-name="ce104" table:formula="of:=SUM([.Z11]+[.Z22]+[.Z38]+[.Z44])" office:value-type="float" office:value="0" calcext:value-type="float">
            <text:p>0</text:p>
          </table:table-cell>
          <table:table-cell table:style-name="ce104" table:formula="of:=SUM([.AA11]+[.AA22]+[.AA38]+[.AA44])" office:value-type="float" office:value="0" calcext:value-type="float">
            <text:p>0</text:p>
          </table:table-cell>
          <table:table-cell table:style-name="ce104" table:formula="of:=SUM([.AB11]+[.AB22]+[.AB38]+[.AB44])" office:value-type="float" office:value="0" calcext:value-type="float">
            <text:p>0</text:p>
          </table:table-cell>
          <table:table-cell table:style-name="ce104" table:formula="of:=SUM([.AC11]+[.AC22]+[.AC38]+[.AC44])" office:value-type="float" office:value="0" calcext:value-type="float">
            <text:p>0</text:p>
          </table:table-cell>
          <table:table-cell table:style-name="ce104" table:formula="of:=SUM([.AD11]+[.AD22]+[.AD38]+[.AD44])" office:value-type="float" office:value="0" calcext:value-type="float">
            <text:p>0</text:p>
          </table:table-cell>
          <table:table-cell table:style-name="ce104" table:formula="of:=SUM([.AE11]+[.AE22]+[.AE38]+[.AE44])" office:value-type="float" office:value="0" calcext:value-type="float">
            <text:p>0</text:p>
          </table:table-cell>
          <table:table-cell table:style-name="ce104" table:formula="of:=SUM([.AF11]+[.AF22]+[.AF38]+[.AF44])" office:value-type="float" office:value="0" calcext:value-type="float">
            <text:p>0</text:p>
          </table:table-cell>
          <table:table-cell table:style-name="ce104" table:formula="of:=SUM([.AG11]+[.AG22]+[.AG38]+[.AG44])" office:value-type="float" office:value="0" calcext:value-type="float">
            <text:p>0</text:p>
          </table:table-cell>
          <table:table-cell table:style-name="ce104" table:formula="of:=SUM([.AH11]+[.AH22]+[.AH38]+[.AH44])" office:value-type="float" office:value="0" calcext:value-type="float">
            <text:p>0</text:p>
          </table:table-cell>
          <table:table-cell table:style-name="ce104" table:formula="of:=SUM([.AI11]+[.AI22]+[.AI38]+[.AI44])" office:value-type="float" office:value="0" calcext:value-type="float">
            <text:p>0</text:p>
          </table:table-cell>
          <table:table-cell table:style-name="ce104" table:formula="of:=SUM([.AJ11]+[.AJ22]+[.AJ38]+[.AJ44])" office:value-type="float" office:value="0" calcext:value-type="float">
            <text:p>0</text:p>
          </table:table-cell>
          <table:table-cell table:style-name="ce104" table:formula="of:=SUM([.AK11]+[.AK22]+[.AK38]+[.AK44])" office:value-type="float" office:value="0" calcext:value-type="float">
            <text:p>0</text:p>
          </table:table-cell>
          <table:table-cell table:style-name="ce161" table:formula="of:=SUM([.AL11]+[.AL22]+[.AL38]+[.AL44])" office:value-type="float" office:value="0" calcext:value-type="float">
            <text:p>0</text:p>
          </table:table-cell>
          <table:table-cell table:style-name="ce104" table:formula="of:=SUM([.AM11]+[.AM22]+[.AM38]+[.AM44])" office:value-type="float" office:value="0" calcext:value-type="float">
            <text:p>0</text:p>
          </table:table-cell>
          <table:table-cell table:style-name="ce104" table:formula="of:=SUM([.AN11]+[.AN22]+[.AN38]+[.AN44])" office:value-type="float" office:value="0" calcext:value-type="float">
            <text:p>0</text:p>
          </table:table-cell>
          <table:table-cell table:style-name="ce104" table:formula="of:=SUM([.AO11]+[.AO22]+[.AO38]+[.AO44])" office:value-type="float" office:value="0" calcext:value-type="float">
            <text:p>0</text:p>
          </table:table-cell>
          <table:table-cell table:style-name="ce104" table:formula="of:=SUM([.AP11]+[.AP22]+[.AP38]+[.AP44])" office:value-type="float" office:value="0" calcext:value-type="float">
            <text:p>0</text:p>
          </table:table-cell>
          <table:table-cell table:style-name="ce104" table:formula="of:=SUM([.AQ11]+[.AQ22]+[.AQ38]+[.AQ44])" office:value-type="float" office:value="0" calcext:value-type="float">
            <text:p>0</text:p>
          </table:table-cell>
          <table:table-cell table:style-name="ce104" table:formula="of:=SUM([.AR11]+[.AR22]+[.AR38]+[.AR44])" office:value-type="float" office:value="0" calcext:value-type="float">
            <text:p>0</text:p>
          </table:table-cell>
          <table:table-cell table:style-name="ce104" table:formula="of:=SUM([.AS11]+[.AS22]+[.AS38]+[.AS44])" office:value-type="float" office:value="0" calcext:value-type="float">
            <text:p>0</text:p>
          </table:table-cell>
          <table:table-cell table:style-name="ce104" table:formula="of:=SUM([.AT11]+[.AT22]+[.AT38]+[.AT44])" office:value-type="float" office:value="0" calcext:value-type="float">
            <text:p>0</text:p>
          </table:table-cell>
          <table:table-cell table:style-name="ce104" table:formula="of:=SUM([.AU11]+[.AU22]+[.AU38]+[.AU44])" office:value-type="float" office:value="0" calcext:value-type="float">
            <text:p>0</text:p>
          </table:table-cell>
          <table:table-cell table:style-name="ce104" table:formula="of:=SUM([.AV11]+[.AV22]+[.AV38]+[.AV44])" office:value-type="float" office:value="0" calcext:value-type="float">
            <text:p>0</text:p>
          </table:table-cell>
          <table:table-cell table:style-name="ce104" table:formula="of:=SUM([.AW11]+[.AW22]+[.AW38]+[.AW44])" office:value-type="float" office:value="0" calcext:value-type="float">
            <text:p>0</text:p>
          </table:table-cell>
          <table:table-cell table:style-name="ce104" table:formula="of:=SUM([.AX11]+[.AX22]+[.AX38]+[.AX44])" office:value-type="float" office:value="0" calcext:value-type="float">
            <text:p>0</text:p>
          </table:table-cell>
          <table:table-cell table:style-name="ce104" table:formula="of:=SUM([.AY11]+[.AY22]+[.AY38]+[.AY44])" office:value-type="float" office:value="0" calcext:value-type="float">
            <text:p>0</text:p>
          </table:table-cell>
          <table:table-cell table:style-name="ce104" table:formula="of:=SUM([.AZ11]+[.AZ22]+[.AZ38]+[.AZ44])" office:value-type="float" office:value="0" calcext:value-type="float">
            <text:p>0</text:p>
          </table:table-cell>
          <table:table-cell table:style-name="ce104" table:formula="of:=SUM([.BA11]+[.BA22]+[.BA38]+[.BA44])" office:value-type="float" office:value="0" calcext:value-type="float">
            <text:p>0</text:p>
          </table:table-cell>
          <table:table-cell table:style-name="ce104" table:formula="of:=SUM([.BB11]+[.BB22]+[.BB38]+[.BB44])" office:value-type="float" office:value="0" calcext:value-type="float">
            <text:p>0</text:p>
          </table:table-cell>
          <table:table-cell table:style-name="ce104" table:formula="of:=SUM([.BC11]+[.BC22]+[.BC38]+[.BC44])" office:value-type="float" office:value="0" calcext:value-type="float">
            <text:p>0</text:p>
          </table:table-cell>
          <table:table-cell table:style-name="ce104" table:formula="of:=SUM([.BD11]+[.BD22]+[.BD38]+[.BD44])" office:value-type="float" office:value="0" calcext:value-type="float">
            <text:p>0</text:p>
          </table:table-cell>
          <table:table-cell table:style-name="ce104" table:formula="of:=SUM([.BE11]+[.BE22]+[.BE38]+[.BE44])" office:value-type="float" office:value="0" calcext:value-type="float">
            <text:p>0</text:p>
          </table:table-cell>
          <table:table-cell table:style-name="ce104" table:formula="of:=SUM([.BF11]+[.BF22]+[.BF38]+[.BF44])" office:value-type="float" office:value="0" calcext:value-type="float">
            <text:p>0</text:p>
          </table:table-cell>
          <table:table-cell table:style-name="ce161" table:formula="of:=SUM([.BG11]+[.BG22]+[.BG38]+[.BG44])" office:value-type="float" office:value="0" calcext:value-type="float">
            <text:p>0</text:p>
          </table:table-cell>
          <table:table-cell table:style-name="ce104" table:formula="of:=SUM([.BH11]+[.BH22]+[.BH38]+[.BH44])" office:value-type="float" office:value="0" calcext:value-type="float">
            <text:p>0</text:p>
          </table:table-cell>
          <table:table-cell table:style-name="ce104" table:formula="of:=SUM([.BI11]+[.BI22]+[.BI38]+[.BI44])" office:value-type="float" office:value="0" calcext:value-type="float">
            <text:p>0</text:p>
          </table:table-cell>
          <table:table-cell table:style-name="ce104" table:formula="of:=SUM([.BJ11]+[.BJ22]+[.BJ38]+[.BJ44])" office:value-type="float" office:value="0" calcext:value-type="float">
            <text:p>0</text:p>
          </table:table-cell>
          <table:table-cell table:style-name="ce104" table:formula="of:=SUM([.BK11]+[.BK22]+[.BK38]+[.BK44])" office:value-type="float" office:value="0" calcext:value-type="float">
            <text:p>0</text:p>
          </table:table-cell>
          <table:table-cell table:style-name="ce104" table:formula="of:=SUM([.BL11]+[.BL22]+[.BL38]+[.BL44])" office:value-type="float" office:value="0" calcext:value-type="float">
            <text:p>0</text:p>
          </table:table-cell>
          <table:table-cell table:style-name="ce104" table:formula="of:=SUM([.BM11]+[.BM22]+[.BM38]+[.BM44])" office:value-type="float" office:value="0" calcext:value-type="float">
            <text:p>0</text:p>
          </table:table-cell>
          <table:table-cell table:style-name="ce104" table:formula="of:=SUM([.BN11]+[.BN22]+[.BN38]+[.BN44])" office:value-type="float" office:value="0" calcext:value-type="float">
            <text:p>0</text:p>
          </table:table-cell>
          <table:table-cell table:style-name="ce104" table:formula="of:=SUM([.BO11]+[.BO22]+[.BO38]+[.BO44])" office:value-type="float" office:value="0" calcext:value-type="float">
            <text:p>0</text:p>
          </table:table-cell>
          <table:table-cell table:style-name="ce104" table:formula="of:=SUM([.BP11]+[.BP22]+[.BP38]+[.BP44])" office:value-type="float" office:value="0" calcext:value-type="float">
            <text:p>0</text:p>
          </table:table-cell>
          <table:table-cell table:style-name="ce104" table:formula="of:=SUM([.BQ11]+[.BQ22]+[.BQ38]+[.BQ44])" office:value-type="float" office:value="0" calcext:value-type="float">
            <text:p>0</text:p>
          </table:table-cell>
          <table:table-cell table:style-name="ce104" table:formula="of:=SUM([.BR11]+[.BR22]+[.BR38]+[.BR44])" office:value-type="float" office:value="0" calcext:value-type="float">
            <text:p>0</text:p>
          </table:table-cell>
          <table:table-cell table:style-name="ce104" table:formula="of:=SUM([.BS11]+[.BS22]+[.BS38]+[.BS44])" office:value-type="float" office:value="0" calcext:value-type="float">
            <text:p>0</text:p>
          </table:table-cell>
          <table:table-cell table:style-name="ce104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  <calcext:conditional-format calcext:target-range-address="'1.0'.J40:'1.0'.BF43">
            <calcext:condition calcext:apply-style-name="ConditionalStyle_6" calcext:value="formula-is(LEN(TRIM([.J40]))&gt;0)" calcext:base-cell-address="'1.0'.J40"/>
          </calcext:conditional-format>
          <calcext:conditional-format calcext:target-range-address="'1.0'.J24:'1.0'.BF37">
            <calcext:condition calcext:apply-style-name="ConditionalStyle_6" calcext:value="formula-is(LEN(TRIM([.J24]))&gt;0)" calcext:base-cell-address="'1.0'.J24"/>
          </calcext:conditional-format>
          <calcext:conditional-format calcext:target-range-address="'1.0'.J13:'1.0'.BF21">
            <calcext:condition calcext:apply-style-name="ConditionalStyle_6" calcext:value="formula-is(LEN(TRIM([.J13]))&gt;0)" calcext:base-cell-address="'1.0'.J13"/>
          </calcext:conditional-format>
          <calcext:conditional-format calcext:target-range-address="'1.0'.J9:'1.0'.BF10">
            <calcext:condition calcext:apply-style-name="ConditionalStyle_6" calcext:value="formula-is(LEN(TRIM([.J9]))&gt;0)" calcext:base-cell-address="'1.0'.J9"/>
          </calcext:conditional-format>
        </calcext:conditional-formats>
      </table:table>
      <table:table table:name="1.1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42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197" office:value-type="float" office:value="10" calcext:value-type="float">
              <text:p>10.0</text:p>
            </table:table-cell>
            <table:table-cell table:style-name="ce199" table:formula="of:=SUM([.J9:.BT9])" office:value-type="float" office:value="13" calcext:value-type="float">
              <text:p>1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1" table:number-columns-repeated="2"/>
            <table:table-cell table:style-name="ce233" table:number-columns-repeated="2"/>
            <table:table-cell table:style-name="ce243" table:number-columns-repeated="3"/>
            <table:table-cell table:style-name="ce244" office:value-type="float" office:value="4" calcext:value-type="float">
              <text:p>4</text:p>
            </table:table-cell>
            <table:table-cell table:number-columns-repeated="3" table:style-name="ce244" office:value-type="float" office:value="3" calcext:value-type="float">
              <text:p>3</text:p>
            </table:table-cell>
            <table:table-cell table:style-name="ce256" table:number-columns-repeated="3"/>
            <table:table-cell table:style-name="ce233" table:number-columns-repeated="7"/>
            <table:table-cell table:style-name="ce261" table:number-columns-repeated="6"/>
            <table:table-cell table:style-name="ce270"/>
            <table:table-cell table:style-name="ce278"/>
            <table:table-cell table:style-name="ce233" table:number-columns-repeated="6"/>
            <table:table-cell table:style-name="ce256" table:number-columns-repeated="7"/>
            <table:table-cell table:style-name="ce233" table:number-columns-repeated="6"/>
            <table:table-cell table:style-name="ce292"/>
            <table:table-cell table:style-name="ce179" office:value-type="string" calcext:value-type="string" table:number-columns-spanned="7" table:number-rows-spanned="35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6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200" table:formula="of:=SUM([.J10:.BT10])" office:value-type="float" office:value="1" calcext:value-type="float">
              <text:p>1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2" table:number-columns-repeated="2"/>
            <table:table-cell table:style-name="ce234" table:number-columns-repeated="5"/>
            <table:table-cell table:style-name="ce245" table:number-columns-repeated="3"/>
            <table:table-cell table:style-name="ce250" office:value-type="float" office:value="1" calcext:value-type="float">
              <text:p>1</text:p>
            </table:table-cell>
            <table:table-cell table:style-name="ce245" table:number-columns-repeated="3"/>
            <table:table-cell table:style-name="ce234" table:number-columns-repeated="7"/>
            <table:table-cell table:style-name="ce262" table:number-columns-repeated="6"/>
            <table:table-cell table:style-name="ce271"/>
            <table:table-cell table:style-name="ce279"/>
            <table:table-cell table:style-name="ce234" table:number-columns-repeated="6"/>
            <table:table-cell table:style-name="ce245" table:number-columns-repeated="7"/>
            <table:table-cell table:style-name="ce234" table:number-columns-repeated="6"/>
            <table:table-cell table:style-name="ce29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213" table:formula="of:=SUM([.J9:.J10])" office:value-type="float" office:value="0" calcext:value-type="float">
              <text:p>$0.00</text:p>
            </table:table-cell>
            <table:table-cell table:style-name="ce213" table:formula="of:=SUM([.K9:.K10])" office:value-type="float" office:value="0" calcext:value-type="float">
              <text:p>$0.00</text:p>
            </table:table-cell>
            <table:table-cell table:style-name="ce220" table:formula="of:=SUM([.L9:.L10])" office:value-type="float" office:value="0" calcext:value-type="float">
              <text:p>0</text:p>
            </table:table-cell>
            <table:table-cell table:style-name="ce220" table:formula="of:=SUM([.M9:.M10])" office:value-type="float" office:value="0" calcext:value-type="float">
              <text:p>0</text:p>
            </table:table-cell>
            <table:table-cell table:style-name="ce220" table:formula="of:=SUM([.N9:.N10])" office:value-type="float" office:value="0" calcext:value-type="float">
              <text:p>0</text:p>
            </table:table-cell>
            <table:table-cell table:style-name="ce220" table:formula="of:=SUM([.O9:.O10])" office:value-type="float" office:value="0" calcext:value-type="float">
              <text:p>0</text:p>
            </table:table-cell>
            <table:table-cell table:style-name="ce220" table:formula="of:=SUM([.P9:.P10])" office:value-type="float" office:value="0" calcext:value-type="float">
              <text:p>0</text:p>
            </table:table-cell>
            <table:table-cell table:style-name="ce220" table:formula="of:=SUM([.Q9:.Q10])" office:value-type="float" office:value="4" calcext:value-type="float">
              <text:p>4</text:p>
            </table:table-cell>
            <table:table-cell table:style-name="ce220" table:formula="of:=SUM([.R9:.R10])" office:value-type="float" office:value="3" calcext:value-type="float">
              <text:p>3</text:p>
            </table:table-cell>
            <table:table-cell table:style-name="ce220" table:formula="of:=SUM([.S9:.S10])" office:value-type="float" office:value="3" calcext:value-type="float">
              <text:p>3</text:p>
            </table:table-cell>
            <table:table-cell table:style-name="ce220" table:formula="of:=SUM([.T9:.T10])" office:value-type="float" office:value="4" calcext:value-type="float">
              <text:p>4</text:p>
            </table:table-cell>
            <table:table-cell table:style-name="ce220" table:formula="of:=SUM([.U9:.U10])" office:value-type="float" office:value="0" calcext:value-type="float">
              <text:p>0</text:p>
            </table:table-cell>
            <table:table-cell table:style-name="ce220" table:formula="of:=SUM([.V9:.V10])" office:value-type="float" office:value="0" calcext:value-type="float">
              <text:p>0</text:p>
            </table:table-cell>
            <table:table-cell table:style-name="ce220" table:formula="of:=SUM([.W9:.W10])" office:value-type="float" office:value="0" calcext:value-type="float">
              <text:p>0</text:p>
            </table:table-cell>
            <table:table-cell table:style-name="ce220" table:formula="of:=SUM([.X9:.X10])" office:value-type="float" office:value="0" calcext:value-type="float">
              <text:p>0</text:p>
            </table:table-cell>
            <table:table-cell table:style-name="ce220" table:formula="of:=SUM([.Y9:.Y10])" office:value-type="float" office:value="0" calcext:value-type="float">
              <text:p>0</text:p>
            </table:table-cell>
            <table:table-cell table:style-name="ce220" table:formula="of:=SUM([.Z9:.Z10])" office:value-type="float" office:value="0" calcext:value-type="float">
              <text:p>0</text:p>
            </table:table-cell>
            <table:table-cell table:style-name="ce220" table:formula="of:=SUM([.AA9:.AA10])" office:value-type="float" office:value="0" calcext:value-type="float">
              <text:p>0</text:p>
            </table:table-cell>
            <table:table-cell table:style-name="ce220" table:formula="of:=SUM([.AB9:.AB10])" office:value-type="float" office:value="0" calcext:value-type="float">
              <text:p>0</text:p>
            </table:table-cell>
            <table:table-cell table:style-name="ce220" table:formula="of:=SUM([.AC9:.AC10])" office:value-type="float" office:value="0" calcext:value-type="float">
              <text:p>0</text:p>
            </table:table-cell>
            <table:table-cell table:style-name="ce220" table:formula="of:=SUM([.AD9:.AD10])" office:value-type="float" office:value="0" calcext:value-type="float">
              <text:p>0</text:p>
            </table:table-cell>
            <table:table-cell table:style-name="ce220" table:formula="of:=SUM([.AE9:.AE10])" office:value-type="float" office:value="0" calcext:value-type="float">
              <text:p>0</text:p>
            </table:table-cell>
            <table:table-cell table:style-name="ce220" table:formula="of:=SUM([.AF9:.AF10])" office:value-type="float" office:value="0" calcext:value-type="float">
              <text:p>0</text:p>
            </table:table-cell>
            <table:table-cell table:style-name="ce220" table:formula="of:=SUM([.AG9:.AG10])" office:value-type="float" office:value="0" calcext:value-type="float">
              <text:p>0</text:p>
            </table:table-cell>
            <table:table-cell table:style-name="ce220" table:formula="of:=SUM([.AH9:.AH10])" office:value-type="float" office:value="0" calcext:value-type="float">
              <text:p>0</text:p>
            </table:table-cell>
            <table:table-cell table:style-name="ce220" table:formula="of:=SUM([.AI9:.AI10])" office:value-type="float" office:value="0" calcext:value-type="float">
              <text:p>0</text:p>
            </table:table-cell>
            <table:table-cell table:style-name="ce220" table:formula="of:=SUM([.AJ9:.AJ10])" office:value-type="float" office:value="0" calcext:value-type="float">
              <text:p>0</text:p>
            </table:table-cell>
            <table:table-cell table:style-name="ce220" table:formula="of:=SUM([.AK9:.AK10])" office:value-type="float" office:value="0" calcext:value-type="float">
              <text:p>0</text:p>
            </table:table-cell>
            <table:table-cell table:style-name="ce280" table:formula="of:=SUM([.AL9:.AL10])" office:value-type="float" office:value="0" calcext:value-type="float">
              <text:p>0</text:p>
            </table:table-cell>
            <table:table-cell table:style-name="ce220" table:formula="of:=SUM([.AM9:.AM10])" office:value-type="float" office:value="0" calcext:value-type="float">
              <text:p>0</text:p>
            </table:table-cell>
            <table:table-cell table:style-name="ce220" table:formula="of:=SUM([.AN9:.AN10])" office:value-type="float" office:value="0" calcext:value-type="float">
              <text:p>0</text:p>
            </table:table-cell>
            <table:table-cell table:style-name="ce220" table:formula="of:=SUM([.AO9:.AO10])" office:value-type="float" office:value="0" calcext:value-type="float">
              <text:p>0</text:p>
            </table:table-cell>
            <table:table-cell table:style-name="ce220" table:formula="of:=SUM([.AP9:.AP10])" office:value-type="float" office:value="0" calcext:value-type="float">
              <text:p>0</text:p>
            </table:table-cell>
            <table:table-cell table:style-name="ce220" table:formula="of:=SUM([.AQ9:.AQ10])" office:value-type="float" office:value="0" calcext:value-type="float">
              <text:p>0</text:p>
            </table:table-cell>
            <table:table-cell table:style-name="ce220" table:formula="of:=SUM([.AR9:.AR10])" office:value-type="float" office:value="0" calcext:value-type="float">
              <text:p>0</text:p>
            </table:table-cell>
            <table:table-cell table:style-name="ce220" table:formula="of:=SUM([.AS9:.AS10])" office:value-type="float" office:value="0" calcext:value-type="float">
              <text:p>0</text:p>
            </table:table-cell>
            <table:table-cell table:style-name="ce220" table:formula="of:=SUM([.AT9:.AT10])" office:value-type="float" office:value="0" calcext:value-type="float">
              <text:p>0</text:p>
            </table:table-cell>
            <table:table-cell table:style-name="ce220" table:formula="of:=SUM([.AU9:.AU10])" office:value-type="float" office:value="0" calcext:value-type="float">
              <text:p>0</text:p>
            </table:table-cell>
            <table:table-cell table:style-name="ce220" table:formula="of:=SUM([.AV9:.AV10])" office:value-type="float" office:value="0" calcext:value-type="float">
              <text:p>0</text:p>
            </table:table-cell>
            <table:table-cell table:style-name="ce220" table:formula="of:=SUM([.AW9:.AW10])" office:value-type="float" office:value="0" calcext:value-type="float">
              <text:p>0</text:p>
            </table:table-cell>
            <table:table-cell table:style-name="ce220" table:formula="of:=SUM([.AX9:.AX10])" office:value-type="float" office:value="0" calcext:value-type="float">
              <text:p>0</text:p>
            </table:table-cell>
            <table:table-cell table:style-name="ce220" table:formula="of:=SUM([.AY9:.AY10])" office:value-type="float" office:value="0" calcext:value-type="float">
              <text:p>0</text:p>
            </table:table-cell>
            <table:table-cell table:style-name="ce220" table:formula="of:=SUM([.AZ9:.AZ10])" office:value-type="float" office:value="0" calcext:value-type="float">
              <text:p>0</text:p>
            </table:table-cell>
            <table:table-cell table:style-name="ce220" table:formula="of:=SUM([.BA9:.BA10])" office:value-type="float" office:value="0" calcext:value-type="float">
              <text:p>0</text:p>
            </table:table-cell>
            <table:table-cell table:style-name="ce220" table:formula="of:=SUM([.BB9:.BB10])" office:value-type="float" office:value="0" calcext:value-type="float">
              <text:p>0</text:p>
            </table:table-cell>
            <table:table-cell table:style-name="ce220" table:formula="of:=SUM([.BC9:.BC10])" office:value-type="float" office:value="0" calcext:value-type="float">
              <text:p>0</text:p>
            </table:table-cell>
            <table:table-cell table:style-name="ce220" table:formula="of:=SUM([.BD9:.BD10])" office:value-type="float" office:value="0" calcext:value-type="float">
              <text:p>0</text:p>
            </table:table-cell>
            <table:table-cell table:style-name="ce220" table:formula="of:=SUM([.BE9:.BE10])" office:value-type="float" office:value="0" calcext:value-type="float">
              <text:p>0</text:p>
            </table:table-cell>
            <table:table-cell table:style-name="ce220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197" office:value-type="float" office:value="2" calcext:value-type="float">
              <text:p>2.0</text:p>
            </table:table-cell>
            <table:table-cell table:style-name="ce201" table:formula="of:=SUM([.J13:.BT13])" office:value-type="float" office:value="2" calcext:value-type="float">
              <text:p>2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2" office:value-type="float" office:value="1" calcext:value-type="float">
              <text:p>1</text:p>
            </table:table-cell>
            <table:table-cell table:style-name="ce259" office:value-type="float" office:value="1" calcext:value-type="float">
              <text:p>1</text:p>
            </table:table-cell>
            <table:table-cell table:style-name="ce235" table:number-columns-repeated="5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4:.BT14])" office:value-type="float" office:value="3" calcext:value-type="float">
              <text:p>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2" office:value-type="float" office:value="2" calcext:value-type="float">
              <text:p>2</text:p>
            </table:table-cell>
            <table:table-cell table:style-name="ce259" office:value-type="float" office:value="1" calcext:value-type="float">
              <text:p>1</text:p>
            </table:table-cell>
            <table:table-cell table:style-name="ce235" table:number-columns-repeated="5"/>
            <table:table-cell table:style-name="ce251" table:number-columns-repeated="6"/>
            <table:table-cell table:style-name="ce272"/>
            <table:table-cell table:style-name="ce282"/>
            <table:table-cell table:style-name="ce289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5:.BT15])" office:value-type="float" office:value="2.5" calcext:value-type="float">
              <text:p>2.5</text:p>
            </table:table-cell>
            <table:table-cell table:style-name="ce206" table:content-validation-name="val2" office:value-type="percentage" office:value="0.8" calcext:value-type="percentage">
              <text:p>8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1"/>
            <table:table-cell table:style-name="ce246" table:number-columns-repeated="3"/>
            <table:table-cell table:style-name="ce252" office:value-type="float" office:value="2" calcext:value-type="float">
              <text:p>2</text:p>
            </table:table-cell>
            <table:table-cell table:style-name="ce258" office:value-type="float" office:value="0.5" calcext:value-type="float">
              <text:p>0.5</text:p>
            </table:table-cell>
            <table:table-cell table:style-name="ce258" table:number-columns-repeated="2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1" table:formula="of:=SUM([.J16:.BT1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36" table:number-columns-repeated="3"/>
            <table:table-cell table:style-name="ce258" table:number-columns-repeated="6"/>
            <table:table-cell table:style-name="ce251" table:number-columns-repeated="4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197" office:value-type="float" office:value="8" calcext:value-type="float">
              <text:p>8.0</text:p>
            </table:table-cell>
            <table:table-cell table:style-name="ce201" table:formula="of:=SUM([.J17:.BT17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8" table:number-columns-repeated="7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197" office:value-type="float" office:value="8" calcext:value-type="float">
              <text:p>8.0</text:p>
            </table:table-cell>
            <table:table-cell table:style-name="ce201" table:formula="of:=SUM([.J18:.BT1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7"/>
            <table:table-cell table:style-name="ce258" table:number-columns-repeated="7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197" office:value-type="float" office:value="2" calcext:value-type="float">
              <text:p>2.0</text:p>
            </table:table-cell>
            <table:table-cell table:style-name="ce201" table:formula="of:=SUM([.J19:.BT19])" office:value-type="float" office:value="3" calcext:value-type="float">
              <text:p>3.0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2" office:value-type="float" office:value="1" calcext:value-type="float">
              <text:p>1</text:p>
            </table:table-cell>
            <table:table-cell table:style-name="ce246" table:number-columns-repeated="3"/>
            <table:table-cell table:style-name="ce252" office:value-type="float" office:value="2" calcext:value-type="float">
              <text:p>2</text:p>
            </table:table-cell>
            <table:table-cell table:style-name="ce236" table:number-columns-repeated="3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197" office:value-type="float" office:value="12" calcext:value-type="float">
              <text:p>12.0</text:p>
            </table:table-cell>
            <table:table-cell table:style-name="ce201" table:formula="of:=SUM([.J20:.BT20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.1" calcext:value-type="percentage">
              <text:p>1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3"/>
            <table:table-cell table:style-name="ce247" table:number-columns-repeated="3"/>
            <table:table-cell table:style-name="ce258" table:number-columns-repeated="11"/>
            <table:table-cell table:style-name="ce251" table:number-columns-repeated="2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2" table:formula="of:=SUM([.J21:.BT21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4"/>
            <table:table-cell table:style-name="ce225"/>
            <table:table-cell table:style-name="ce235" table:number-columns-repeated="5"/>
            <table:table-cell table:style-name="ce246" table:number-columns-repeated="3"/>
            <table:table-cell table:style-name="ce251"/>
            <table:table-cell table:style-name="ce246" table:number-columns-repeated="3"/>
            <table:table-cell table:style-name="ce235"/>
            <table:table-cell table:style-name="ce236" table:number-columns-repeated="3"/>
            <table:table-cell table:style-name="ce235" table:number-columns-repeated="3"/>
            <table:table-cell table:style-name="ce251" table:number-columns-repeated="6"/>
            <table:table-cell table:style-name="ce272"/>
            <table:table-cell table:style-name="ce281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207"/>
          <table:table-cell table:style-name="ce216" table:formula="of:=SUM([.J13:.J21])" office:value-type="percentage" office:value="0" calcext:value-type="percentage">
            <text:p>0%</text:p>
          </table:table-cell>
          <table:table-cell table:style-name="ce213" table:formula="of:=SUM([.K13:.K21])" office:value-type="float" office:value="0" calcext:value-type="float">
            <text:p>$0.00</text:p>
          </table:table-cell>
          <table:table-cell table:style-name="ce220" table:formula="of:=SUM([.L13:.L21])" office:value-type="float" office:value="0" calcext:value-type="float">
            <text:p>0</text:p>
          </table:table-cell>
          <table:table-cell table:style-name="ce220" table:formula="of:=SUM([.M13:.M21])" office:value-type="float" office:value="0" calcext:value-type="float">
            <text:p>0</text:p>
          </table:table-cell>
          <table:table-cell table:style-name="ce220" table:formula="of:=SUM([.N13:.N21])" office:value-type="float" office:value="0" calcext:value-type="float">
            <text:p>0</text:p>
          </table:table-cell>
          <table:table-cell table:style-name="ce220" table:formula="of:=SUM([.O13:.O21])" office:value-type="float" office:value="0" calcext:value-type="float">
            <text:p>0</text:p>
          </table:table-cell>
          <table:table-cell table:style-name="ce220" table:formula="of:=SUM([.P13:.P21])" office:value-type="float" office:value="0" calcext:value-type="float">
            <text:p>0</text:p>
          </table:table-cell>
          <table:table-cell table:style-name="ce220" table:formula="of:=SUM([.Q13:.Q21])" office:value-type="float" office:value="0" calcext:value-type="float">
            <text:p>0</text:p>
          </table:table-cell>
          <table:table-cell table:style-name="ce220" table:formula="of:=SUM([.R13:.R21])" office:value-type="float" office:value="0" calcext:value-type="float">
            <text:p>0</text:p>
          </table:table-cell>
          <table:table-cell table:style-name="ce220" table:formula="of:=SUM([.S13:.S21])" office:value-type="float" office:value="0" calcext:value-type="float">
            <text:p>0</text:p>
          </table:table-cell>
          <table:table-cell table:style-name="ce220" table:formula="of:=SUM([.T13:.T21])" office:value-type="float" office:value="1" calcext:value-type="float">
            <text:p>1</text:p>
          </table:table-cell>
          <table:table-cell table:style-name="ce220" table:formula="of:=SUM([.U13:.U21])" office:value-type="float" office:value="0" calcext:value-type="float">
            <text:p>0</text:p>
          </table:table-cell>
          <table:table-cell table:style-name="ce220" table:formula="of:=SUM([.V13:.V21])" office:value-type="float" office:value="0" calcext:value-type="float">
            <text:p>0</text:p>
          </table:table-cell>
          <table:table-cell table:style-name="ce220" table:formula="of:=SUM([.W13:.W21])" office:value-type="float" office:value="0" calcext:value-type="float">
            <text:p>0</text:p>
          </table:table-cell>
          <table:table-cell table:style-name="ce220" table:formula="of:=SUM([.X13:.X21])" office:value-type="float" office:value="7" calcext:value-type="float">
            <text:p>7</text:p>
          </table:table-cell>
          <table:table-cell table:style-name="ce220" table:formula="of:=SUM([.Y13:.Y21])" office:value-type="float" office:value="2.5" calcext:value-type="float">
            <text:p>2.5</text:p>
          </table:table-cell>
          <table:table-cell table:style-name="ce220" table:formula="of:=SUM([.Z13:.Z21])" office:value-type="float" office:value="0" calcext:value-type="float">
            <text:p>0</text:p>
          </table:table-cell>
          <table:table-cell table:style-name="ce220" table:formula="of:=SUM([.AA13:.AA21])" office:value-type="float" office:value="0" calcext:value-type="float">
            <text:p>0</text:p>
          </table:table-cell>
          <table:table-cell table:style-name="ce220" table:formula="of:=SUM([.AB13:.AB21])" office:value-type="float" office:value="0" calcext:value-type="float">
            <text:p>0</text:p>
          </table:table-cell>
          <table:table-cell table:style-name="ce220" table:formula="of:=SUM([.AC13:.AC21])" office:value-type="float" office:value="0" calcext:value-type="float">
            <text:p>0</text:p>
          </table:table-cell>
          <table:table-cell table:style-name="ce220" table:formula="of:=SUM([.AD13:.AD21])" office:value-type="float" office:value="0" calcext:value-type="float">
            <text:p>0</text:p>
          </table:table-cell>
          <table:table-cell table:style-name="ce220" table:formula="of:=SUM([.AE13:.AE21])" office:value-type="float" office:value="0" calcext:value-type="float">
            <text:p>0</text:p>
          </table:table-cell>
          <table:table-cell table:style-name="ce220" table:formula="of:=SUM([.AF13:.AF21])" office:value-type="float" office:value="0" calcext:value-type="float">
            <text:p>0</text:p>
          </table:table-cell>
          <table:table-cell table:style-name="ce220" table:formula="of:=SUM([.AG13:.AG21])" office:value-type="float" office:value="0" calcext:value-type="float">
            <text:p>0</text:p>
          </table:table-cell>
          <table:table-cell table:style-name="ce220" table:formula="of:=SUM([.AH13:.AH21])" office:value-type="float" office:value="0" calcext:value-type="float">
            <text:p>0</text:p>
          </table:table-cell>
          <table:table-cell table:style-name="ce220" table:formula="of:=SUM([.AI13:.AI21])" office:value-type="float" office:value="0" calcext:value-type="float">
            <text:p>0</text:p>
          </table:table-cell>
          <table:table-cell table:style-name="ce220" table:formula="of:=SUM([.AJ13:.AJ21])" office:value-type="float" office:value="0" calcext:value-type="float">
            <text:p>0</text:p>
          </table:table-cell>
          <table:table-cell table:style-name="ce220" table:formula="of:=SUM([.AK13:.AK21])" office:value-type="float" office:value="0" calcext:value-type="float">
            <text:p>0</text:p>
          </table:table-cell>
          <table:table-cell table:style-name="ce280" table:formula="of:=SUM([.AL13:.AL21])" office:value-type="float" office:value="0" calcext:value-type="float">
            <text:p>0</text:p>
          </table:table-cell>
          <table:table-cell table:style-name="ce220" table:formula="of:=SUM([.AM13:.AM21])" office:value-type="float" office:value="0" calcext:value-type="float">
            <text:p>0</text:p>
          </table:table-cell>
          <table:table-cell table:style-name="ce220" table:formula="of:=SUM([.AN13:.AN21])" office:value-type="float" office:value="0" calcext:value-type="float">
            <text:p>0</text:p>
          </table:table-cell>
          <table:table-cell table:style-name="ce220" table:formula="of:=SUM([.AO13:.AO21])" office:value-type="float" office:value="0" calcext:value-type="float">
            <text:p>0</text:p>
          </table:table-cell>
          <table:table-cell table:style-name="ce220" table:formula="of:=SUM([.AP13:.AP21])" office:value-type="float" office:value="0" calcext:value-type="float">
            <text:p>0</text:p>
          </table:table-cell>
          <table:table-cell table:style-name="ce220" table:formula="of:=SUM([.AQ13:.AQ21])" office:value-type="float" office:value="0" calcext:value-type="float">
            <text:p>0</text:p>
          </table:table-cell>
          <table:table-cell table:style-name="ce220" table:formula="of:=SUM([.AR13:.AR21])" office:value-type="float" office:value="0" calcext:value-type="float">
            <text:p>0</text:p>
          </table:table-cell>
          <table:table-cell table:style-name="ce220" table:formula="of:=SUM([.AS13:.AS21])" office:value-type="float" office:value="0" calcext:value-type="float">
            <text:p>0</text:p>
          </table:table-cell>
          <table:table-cell table:style-name="ce220" table:formula="of:=SUM([.AT13:.AT21])" office:value-type="float" office:value="0" calcext:value-type="float">
            <text:p>0</text:p>
          </table:table-cell>
          <table:table-cell table:style-name="ce220" table:formula="of:=SUM([.AU13:.AU21])" office:value-type="float" office:value="0" calcext:value-type="float">
            <text:p>0</text:p>
          </table:table-cell>
          <table:table-cell table:style-name="ce220" table:formula="of:=SUM([.AV13:.AV21])" office:value-type="float" office:value="0" calcext:value-type="float">
            <text:p>0</text:p>
          </table:table-cell>
          <table:table-cell table:style-name="ce220" table:formula="of:=SUM([.AW13:.AW21])" office:value-type="float" office:value="0" calcext:value-type="float">
            <text:p>0</text:p>
          </table:table-cell>
          <table:table-cell table:style-name="ce220" table:formula="of:=SUM([.AX13:.AX21])" office:value-type="float" office:value="0" calcext:value-type="float">
            <text:p>0</text:p>
          </table:table-cell>
          <table:table-cell table:style-name="ce220" table:formula="of:=SUM([.AY13:.AY21])" office:value-type="float" office:value="0" calcext:value-type="float">
            <text:p>0</text:p>
          </table:table-cell>
          <table:table-cell table:style-name="ce220" table:formula="of:=SUM([.AZ13:.AZ21])" office:value-type="float" office:value="0" calcext:value-type="float">
            <text:p>0</text:p>
          </table:table-cell>
          <table:table-cell table:style-name="ce220" table:formula="of:=SUM([.BA13:.BA21])" office:value-type="float" office:value="0" calcext:value-type="float">
            <text:p>0</text:p>
          </table:table-cell>
          <table:table-cell table:style-name="ce220" table:formula="of:=SUM([.BB13:.BB21])" office:value-type="float" office:value="0" calcext:value-type="float">
            <text:p>0</text:p>
          </table:table-cell>
          <table:table-cell table:style-name="ce220" table:formula="of:=SUM([.BC13:.BC21])" office:value-type="float" office:value="0" calcext:value-type="float">
            <text:p>0</text:p>
          </table:table-cell>
          <table:table-cell table:style-name="ce220" table:formula="of:=SUM([.BD13:.BD21])" office:value-type="float" office:value="0" calcext:value-type="float">
            <text:p>0</text:p>
          </table:table-cell>
          <table:table-cell table:style-name="ce220" table:formula="of:=SUM([.BE13:.BE21])" office:value-type="float" office:value="0" calcext:value-type="float">
            <text:p>0</text:p>
          </table:table-cell>
          <table:table-cell table:style-name="ce220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3.1" calcext:value-type="float">
              <text:p>3.1</text:p>
            </table:table-cell>
            <table:table-cell table:style-name="ce193" office:value-type="string" calcext:value-type="string">
              <text:p>Ulkoasu</text:p>
            </table:table-cell>
            <table:table-cell table:style-name="ce194" office:value-type="string" calcext:value-type="string">
              <text:p>Pete S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24];[.E24])" office:value-type="float" office:value="30" calcext:value-type="float">
              <text:p>30</text:p>
            </table:table-cell>
            <table:table-cell table:style-name="ce198" table:formula="of:=SUM([.G25:.G26])" office:value-type="float" office:value="28" calcext:value-type="float">
              <text:p>28.0</text:p>
            </table:table-cell>
            <table:table-cell table:style-name="ce203" table:formula="of:=SUM([.J24:.BT24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2" table:formula="of:=SUM([.J25:.BT25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8"/>
            <table:table-cell table:style-name="ce228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7"/>
            <table:table-cell table:style-name="ce263" table:number-columns-repeated="4"/>
            <table:table-cell table:style-name="ce267"/>
            <table:table-cell table:style-name="ce269" table:number-columns-repeated="3"/>
            <table:table-cell table:style-name="ce290"/>
            <table:table-cell table:style-name="ce269" table:number-columns-repeated="3"/>
            <table:table-cell table:style-name="ce268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202" table:formula="of:=SUM([.J26:.BT2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8"/>
            <table:table-cell table:style-name="ce228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7"/>
            <table:table-cell table:style-name="ce263" table:number-columns-repeated="4"/>
            <table:table-cell table:style-name="ce267"/>
            <table:table-cell table:style-name="ce269" table:number-columns-repeated="3"/>
            <table:table-cell table:style-name="ce290"/>
            <table:table-cell table:style-name="ce269" table:number-columns-repeated="3"/>
            <table:table-cell table:style-name="ce268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2" calcext:value-type="float">
              <text:p>3.2</text:p>
            </table:table-cell>
            <table:table-cell table:style-name="ce193" office:value-type="string" calcext:value-type="string">
              <text:p>PHP</text:p>
            </table:table-cell>
            <table:table-cell table:style-name="ce194" office:value-type="string" calcext:value-type="string">
              <text:p>Leon W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27];[.E27])" office:value-type="float" office:value="30" calcext:value-type="float">
              <text:p>30</text:p>
            </table:table-cell>
            <table:table-cell table:style-name="ce198" table:formula="of:=SUM([.G28:.G32])" office:value-type="float" office:value="72" calcext:value-type="float">
              <text:p>72.0</text:p>
            </table:table-cell>
            <table:table-cell table:style-name="ce204" table:formula="of:=SUM([.J27:.BT27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2" table:formula="of:=SUM([.J28:.BT2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7"/>
            <table:table-cell table:style-name="ce248" table:number-columns-repeated="7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2" table:formula="of:=SUM([.J29:.BT29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68" table:number-columns-repeated="11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24" calcext:value-type="float">
              <text:p>24.0</text:p>
            </table:table-cell>
            <table:table-cell table:style-name="ce205" table:formula="of:=SUM([.J30:.BT30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83"/>
            <table:table-cell table:style-name="ce237" table:number-columns-repeated="2"/>
            <table:table-cell table:style-name="ce268" table:number-columns-repeated="8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5" table:formula="of:=SUM([.J31:.BT31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68" table:number-columns-repeated="11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5" table:formula="of:=SUM([.J32:.BT32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83"/>
            <table:table-cell table:style-name="ce237" table:number-columns-repeated="2"/>
            <table:table-cell table:style-name="ce283"/>
            <table:table-cell table:style-name="ce237" table:number-columns-repeated="2"/>
            <table:table-cell table:style-name="ce268" table:number-columns-repeated="6"/>
            <table:table-cell table:style-name="ce248" table:number-columns-repeated="2"/>
            <table:table-cell table:style-name="ce291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3" calcext:value-type="float">
              <text:p>3.3</text:p>
            </table:table-cell>
            <table:table-cell table:style-name="ce193" office:value-type="string" calcext:value-type="string">
              <text:p>SQL</text:p>
            </table:table-cell>
            <table:table-cell table:style-name="ce194" office:value-type="string" calcext:value-type="string">
              <text:p>Kylie R</text:p>
            </table:table-cell>
            <table:table-cell table:style-name="ce195" office:value-type="date" office:date-value="2019-02-04" calcext:value-type="date">
              <text:p>04/02/19</text:p>
            </table:table-cell>
            <table:table-cell table:style-name="ce195" office:value-type="date" office:date-value="2019-03-04" calcext:value-type="date">
              <text:p>04/03/19</text:p>
            </table:table-cell>
            <table:table-cell table:style-name="ce196" table:formula="of:=DAYS360([.D33];[.E33])" office:value-type="float" office:value="30" calcext:value-type="float">
              <text:p>30</text:p>
            </table:table-cell>
            <table:table-cell table:style-name="ce198" table:formula="of:=SUM([.G34:.G35])" office:value-type="float" office:value="12" calcext:value-type="float">
              <text:p>12.0</text:p>
            </table:table-cell>
            <table:table-cell table:style-name="ce204" table:formula="of:=SUM([.J33:.BT33])" office:value-type="float" office:value="0" calcext:value-type="float">
              <text:p>0.0</text:p>
            </table:table-cell>
            <table:table-cell table:style-name="ce208" table:content-validation-name="val2" office:value-type="percentage" office:value="0" calcext:value-type="percentage">
              <text:p>0%</text:p>
            </table:table-cell>
            <table:table-cell table:style-name="ce217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21" office:value-type="string" calcext:value-type="string">
              <text:p>- taulut, ja integraatio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2" table:formula="of:=SUM([.J34:.BT34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14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2</text:p>
            </table:table-cell>
            <table:table-cell table:style-name="ce21" office:value-type="string" calcext:value-type="string">
              <text:p>- 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2" table:formula="of:=SUM([.J35:.BT35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63" table:number-columns-repeated="6"/>
            <table:table-cell table:style-name="ce273"/>
            <table:table-cell table:style-name="ce268" table:number-columns-repeated="14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197" office:value-type="float" office:value="6" calcext:value-type="float">
              <text:p>6.0</text:p>
            </table:table-cell>
            <table:table-cell table:style-name="ce201" table:formula="of:=SUM([.J36:.BT36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6"/>
            <table:table-cell table:style-name="ce274"/>
            <table:table-cell table:style-name="ce283"/>
            <table:table-cell table:style-name="ce237" table:number-columns-repeated="6"/>
            <table:table-cell table:style-name="ce248" table:number-columns-repeated="7"/>
            <table:table-cell table:style-name="ce268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197" office:value-type="float" office:value="12" calcext:value-type="float">
              <text:p>12.0</text:p>
            </table:table-cell>
            <table:table-cell table:style-name="ce201" table:formula="of:=SUM([.J37:.BT37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4"/>
            <table:table-cell table:style-name="ce268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8];[.E38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2" table:formula="of:=SUM([.J38:.BT38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8" table:number-columns-repeated="3"/>
            <table:table-cell table:style-name="ce254"/>
            <table:table-cell table:style-name="ce248"/>
            <table:table-cell table:style-name="ce257" table:number-columns-repeated="2"/>
            <table:table-cell table:style-name="ce237" table:number-columns-repeated="4"/>
            <table:table-cell table:style-name="ce238" table:number-columns-repeated="3"/>
            <table:table-cell table:style-name="ce254" table:number-columns-repeated="6"/>
            <table:table-cell table:style-name="ce274"/>
            <table:table-cell table:style-name="ce284"/>
            <table:table-cell table:style-name="ce238" table:number-columns-repeated="6"/>
            <table:table-cell table:style-name="ce248" table:number-columns-repeated="7"/>
            <table:table-cell table:style-name="ce238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[.G24]+[.G27]+[.G33]+[.G35]+[.G36]+[.G37]+[.G38]" office:value-type="float" office:value="138" calcext:value-type="float">
              <text:p>138.0</text:p>
            </table:table-cell>
            <table:table-cell table:style-name="ce48" table:formula="of:=[.H24]+[.H27]+[.H33]+[.H35]+[.H36]+[.H37]+[.H38]" office:value-type="float" office:value="0" calcext:value-type="float">
              <text:p>0.0</text:p>
            </table:table-cell>
            <table:table-cell table:style-name="ce207"/>
            <table:table-cell table:style-name="ce220" table:formula="of:=SUM([.J24:.J38])" office:value-type="float" office:value="0" calcext:value-type="float">
              <text:p>0</text:p>
            </table:table-cell>
            <table:table-cell table:style-name="ce220" table:formula="of:=SUM([.K24:.K38])" office:value-type="float" office:value="0" calcext:value-type="float">
              <text:p>0</text:p>
            </table:table-cell>
            <table:table-cell table:style-name="ce220" table:formula="of:=SUM([.L24:.L38])" office:value-type="float" office:value="0" calcext:value-type="float">
              <text:p>0</text:p>
            </table:table-cell>
            <table:table-cell table:style-name="ce220" table:formula="of:=SUM([.M24:.M38])" office:value-type="float" office:value="0" calcext:value-type="float">
              <text:p>0</text:p>
            </table:table-cell>
            <table:table-cell table:style-name="ce220" table:formula="of:=SUM([.N24:.N38])" office:value-type="float" office:value="0" calcext:value-type="float">
              <text:p>0</text:p>
            </table:table-cell>
            <table:table-cell table:style-name="ce220" table:formula="of:=SUM([.O24:.O38])" office:value-type="float" office:value="0" calcext:value-type="float">
              <text:p>0</text:p>
            </table:table-cell>
            <table:table-cell table:style-name="ce220" table:formula="of:=SUM([.P24:.P38])" office:value-type="float" office:value="0" calcext:value-type="float">
              <text:p>0</text:p>
            </table:table-cell>
            <table:table-cell table:style-name="ce220" table:formula="of:=SUM([.Q24:.Q38])" office:value-type="float" office:value="0" calcext:value-type="float">
              <text:p>0</text:p>
            </table:table-cell>
            <table:table-cell table:style-name="ce220" table:formula="of:=SUM([.R24:.R38])" office:value-type="float" office:value="0" calcext:value-type="float">
              <text:p>0</text:p>
            </table:table-cell>
            <table:table-cell table:style-name="ce220" table:formula="of:=SUM([.S24:.S38])" office:value-type="float" office:value="0" calcext:value-type="float">
              <text:p>0</text:p>
            </table:table-cell>
            <table:table-cell table:style-name="ce220" table:formula="of:=SUM([.T24:.T38])" office:value-type="float" office:value="0" calcext:value-type="float">
              <text:p>0</text:p>
            </table:table-cell>
            <table:table-cell table:style-name="ce220" table:formula="of:=SUM([.U24:.U38])" office:value-type="float" office:value="0" calcext:value-type="float">
              <text:p>0</text:p>
            </table:table-cell>
            <table:table-cell table:style-name="ce220" table:formula="of:=SUM([.V24:.V38])" office:value-type="float" office:value="0" calcext:value-type="float">
              <text:p>0</text:p>
            </table:table-cell>
            <table:table-cell table:style-name="ce220" table:formula="of:=SUM([.W24:.W38])" office:value-type="float" office:value="0" calcext:value-type="float">
              <text:p>0</text:p>
            </table:table-cell>
            <table:table-cell table:style-name="ce220" table:formula="of:=SUM([.X24:.X38])" office:value-type="float" office:value="0" calcext:value-type="float">
              <text:p>0</text:p>
            </table:table-cell>
            <table:table-cell table:style-name="ce220" table:formula="of:=SUM([.Y24:.Y38])" office:value-type="float" office:value="0" calcext:value-type="float">
              <text:p>0</text:p>
            </table:table-cell>
            <table:table-cell table:style-name="ce220" table:formula="of:=SUM([.Z24:.Z38])" office:value-type="float" office:value="0" calcext:value-type="float">
              <text:p>0</text:p>
            </table:table-cell>
            <table:table-cell table:style-name="ce220" table:formula="of:=SUM([.AA24:.AA38])" office:value-type="float" office:value="0" calcext:value-type="float">
              <text:p>0</text:p>
            </table:table-cell>
            <table:table-cell table:style-name="ce220" table:formula="of:=SUM([.AB24:.AB38])" office:value-type="float" office:value="0" calcext:value-type="float">
              <text:p>0</text:p>
            </table:table-cell>
            <table:table-cell table:style-name="ce220" table:formula="of:=SUM([.AC24:.AC38])" office:value-type="float" office:value="0" calcext:value-type="float">
              <text:p>0</text:p>
            </table:table-cell>
            <table:table-cell table:style-name="ce220" table:formula="of:=SUM([.AD24:.AD38])" office:value-type="float" office:value="0" calcext:value-type="float">
              <text:p>0</text:p>
            </table:table-cell>
            <table:table-cell table:style-name="ce220" table:formula="of:=SUM([.AE24:.AE38])" office:value-type="float" office:value="0" calcext:value-type="float">
              <text:p>0</text:p>
            </table:table-cell>
            <table:table-cell table:style-name="ce220" table:formula="of:=SUM([.AF24:.AF38])" office:value-type="float" office:value="0" calcext:value-type="float">
              <text:p>0</text:p>
            </table:table-cell>
            <table:table-cell table:style-name="ce220" table:formula="of:=SUM([.AG24:.AG38])" office:value-type="float" office:value="0" calcext:value-type="float">
              <text:p>0</text:p>
            </table:table-cell>
            <table:table-cell table:style-name="ce220" table:formula="of:=SUM([.AH24:.AH38])" office:value-type="float" office:value="0" calcext:value-type="float">
              <text:p>0</text:p>
            </table:table-cell>
            <table:table-cell table:style-name="ce220" table:formula="of:=SUM([.AI24:.AI38])" office:value-type="float" office:value="0" calcext:value-type="float">
              <text:p>0</text:p>
            </table:table-cell>
            <table:table-cell table:style-name="ce220" table:formula="of:=SUM([.AJ24:.AJ38])" office:value-type="float" office:value="0" calcext:value-type="float">
              <text:p>0</text:p>
            </table:table-cell>
            <table:table-cell table:style-name="ce220" table:formula="of:=SUM([.AK24:.AK38])" office:value-type="float" office:value="0" calcext:value-type="float">
              <text:p>0</text:p>
            </table:table-cell>
            <table:table-cell table:style-name="ce280" table:formula="of:=SUM([.AL24:.AL38])" office:value-type="float" office:value="0" calcext:value-type="float">
              <text:p>0</text:p>
            </table:table-cell>
            <table:table-cell table:style-name="ce220" table:formula="of:=SUM([.AM24:.AM38])" office:value-type="float" office:value="0" calcext:value-type="float">
              <text:p>0</text:p>
            </table:table-cell>
            <table:table-cell table:style-name="ce220" table:formula="of:=SUM([.AN24:.AN38])" office:value-type="float" office:value="0" calcext:value-type="float">
              <text:p>0</text:p>
            </table:table-cell>
            <table:table-cell table:style-name="ce220" table:formula="of:=SUM([.AO24:.AO38])" office:value-type="float" office:value="0" calcext:value-type="float">
              <text:p>0</text:p>
            </table:table-cell>
            <table:table-cell table:style-name="ce220" table:formula="of:=SUM([.AP24:.AP38])" office:value-type="float" office:value="0" calcext:value-type="float">
              <text:p>0</text:p>
            </table:table-cell>
            <table:table-cell table:style-name="ce220" table:formula="of:=SUM([.AQ24:.AQ38])" office:value-type="float" office:value="0" calcext:value-type="float">
              <text:p>0</text:p>
            </table:table-cell>
            <table:table-cell table:style-name="ce220" table:formula="of:=SUM([.AR24:.AR38])" office:value-type="float" office:value="0" calcext:value-type="float">
              <text:p>0</text:p>
            </table:table-cell>
            <table:table-cell table:style-name="ce220" table:formula="of:=SUM([.AS24:.AS38])" office:value-type="float" office:value="0" calcext:value-type="float">
              <text:p>0</text:p>
            </table:table-cell>
            <table:table-cell table:style-name="ce220" table:formula="of:=SUM([.AT24:.AT38])" office:value-type="float" office:value="0" calcext:value-type="float">
              <text:p>0</text:p>
            </table:table-cell>
            <table:table-cell table:style-name="ce220" table:formula="of:=SUM([.AU24:.AU38])" office:value-type="float" office:value="0" calcext:value-type="float">
              <text:p>0</text:p>
            </table:table-cell>
            <table:table-cell table:style-name="ce220" table:formula="of:=SUM([.AV24:.AV38])" office:value-type="float" office:value="0" calcext:value-type="float">
              <text:p>0</text:p>
            </table:table-cell>
            <table:table-cell table:style-name="ce220" table:formula="of:=SUM([.AW24:.AW38])" office:value-type="float" office:value="0" calcext:value-type="float">
              <text:p>0</text:p>
            </table:table-cell>
            <table:table-cell table:style-name="ce220" table:formula="of:=SUM([.AX24:.AX38])" office:value-type="float" office:value="0" calcext:value-type="float">
              <text:p>0</text:p>
            </table:table-cell>
            <table:table-cell table:style-name="ce220" table:formula="of:=SUM([.AY24:.AY38])" office:value-type="float" office:value="0" calcext:value-type="float">
              <text:p>0</text:p>
            </table:table-cell>
            <table:table-cell table:style-name="ce220" table:formula="of:=SUM([.AZ24:.AZ38])" office:value-type="float" office:value="0" calcext:value-type="float">
              <text:p>0</text:p>
            </table:table-cell>
            <table:table-cell table:style-name="ce220" table:formula="of:=SUM([.BA24:.BA38])" office:value-type="float" office:value="0" calcext:value-type="float">
              <text:p>0</text:p>
            </table:table-cell>
            <table:table-cell table:style-name="ce220" table:formula="of:=SUM([.BB24:.BB38])" office:value-type="float" office:value="0" calcext:value-type="float">
              <text:p>0</text:p>
            </table:table-cell>
            <table:table-cell table:style-name="ce220" table:formula="of:=SUM([.BC24:.BC38])" office:value-type="float" office:value="0" calcext:value-type="float">
              <text:p>0</text:p>
            </table:table-cell>
            <table:table-cell table:style-name="ce220" table:formula="of:=SUM([.BD24:.BD38])" office:value-type="float" office:value="0" calcext:value-type="float">
              <text:p>0</text:p>
            </table:table-cell>
            <table:table-cell table:style-name="ce220" table:formula="of:=SUM([.BE24:.BE38])" office:value-type="float" office:value="0" calcext:value-type="float">
              <text:p>0</text:p>
            </table:table-cell>
            <table:table-cell table:style-name="ce220" table:formula="of:=SUM([.BF24:.BF38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197" office:value-type="float" office:value="4" calcext:value-type="float">
              <text:p>4.0</text:p>
            </table:table-cell>
            <table:table-cell table:style-name="ce202" table:formula="of:=SUM([.J41:.BT41])" office:value-type="float" office:value="0.25" calcext:value-type="float">
              <text:p>0.3</text:p>
            </table:table-cell>
            <table:table-cell table:style-name="ce206" table:content-validation-name="val2" office:value-type="percentage" office:value="0.2" calcext:value-type="percentage">
              <text:p>20%</text:p>
            </table:table-cell>
            <table:table-cell table:style-name="ce221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 office:value-type="float" office:value="0.25" calcext:value-type="float">
              <text:p>0.25</text:p>
            </table:table-cell>
            <table:table-cell table:style-name="ce249" table:number-columns-repeated="3"/>
            <table:table-cell table:style-name="ce239" table:number-columns-repeated="3"/>
            <table:table-cell table:style-name="ce260"/>
            <table:table-cell table:style-name="ce239" table:number-columns-repeated="3"/>
            <table:table-cell table:style-name="ce264" table:number-columns-repeated="3"/>
            <table:table-cell table:style-name="ce260"/>
            <table:table-cell table:style-name="ce264" table:number-columns-repeated="2"/>
            <table:table-cell table:style-name="ce275"/>
            <table:table-cell table:style-name="ce285"/>
            <table:table-cell table:style-name="ce239"/>
            <table:table-cell table:style-name="ce260"/>
            <table:table-cell table:style-name="ce239" table:number-columns-repeated="4"/>
            <table:table-cell table:style-name="ce249" table:number-columns-repeated="2"/>
            <table:table-cell table:style-name="ce260"/>
            <table:table-cell table:style-name="ce249" table:number-columns-repeated="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197" office:value-type="float" office:value="1" calcext:value-type="float">
              <text:p>1.0</text:p>
            </table:table-cell>
            <table:table-cell table:style-name="ce202" table:formula="of:=SUM([.J42:.BT42])" office:value-type="float" office:value="0.25" calcext:value-type="float">
              <text:p>0.3</text:p>
            </table:table-cell>
            <table:table-cell table:style-name="ce206" table:content-validation-name="val2" office:value-type="percentage" office:value="1" calcext:value-type="percentage">
              <text:p>10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55" office:value-type="float" office:value="0.25" calcext:value-type="float">
              <text:p>0.25</text:p>
            </table:table-cell>
            <table:table-cell table:style-name="ce249" table:number-columns-repeated="3"/>
            <table:table-cell table:style-name="ce240" table:number-columns-repeated="7"/>
            <table:table-cell table:style-name="ce265" table:number-columns-repeated="6"/>
            <table:table-cell table:style-name="ce276"/>
            <table:table-cell table:style-name="ce286"/>
            <table:table-cell table:style-name="ce240" table:number-columns-repeated="6"/>
            <table:table-cell table:style-name="ce266" table:number-columns-repeated="7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197" office:value-type="float" office:value="5" calcext:value-type="float">
              <text:p>5.0</text:p>
            </table:table-cell>
            <table:table-cell table:style-name="ce202" table:formula="of:=SUM([.J43:.BT43])" office:value-type="float" office:value="1" calcext:value-type="float">
              <text:p>1.0</text:p>
            </table:table-cell>
            <table:table-cell table:style-name="ce206" table:content-validation-name="val2" office:value-type="percentage" office:value="0.2" calcext:value-type="percentage">
              <text:p>2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55" office:value-type="float" office:value="1" calcext:value-type="float">
              <text:p>1</text:p>
            </table:table-cell>
            <table:table-cell table:style-name="ce249" table:number-columns-repeated="3"/>
            <table:table-cell table:style-name="ce239" table:number-columns-repeated="3"/>
            <table:table-cell table:style-name="ce260"/>
            <table:table-cell table:style-name="ce240" table:number-columns-repeated="3"/>
            <table:table-cell table:style-name="ce264" table:number-columns-repeated="3"/>
            <table:table-cell table:style-name="ce260"/>
            <table:table-cell table:style-name="ce264" table:number-columns-repeated="2"/>
            <table:table-cell table:style-name="ce275"/>
            <table:table-cell table:style-name="ce286"/>
            <table:table-cell table:style-name="ce240"/>
            <table:table-cell table:style-name="ce260"/>
            <table:table-cell table:style-name="ce240" table:number-columns-repeated="4"/>
            <table:table-cell table:style-name="ce266" table:number-columns-repeated="2"/>
            <table:table-cell table:style-name="ce260"/>
            <table:table-cell table:style-name="ce266" table:number-columns-repeated="4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4];[.E44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202" table:formula="of:=SUM([.J44:.BT44])" office:value-type="float" office:value="0" calcext:value-type="float">
              <text:p>0.0</text:p>
            </table:table-cell>
            <table:table-cell table:style-name="ce206" table:content-validation-name="val2" office:value-type="percentage" office:value="0" calcext:value-type="percentage">
              <text:p>0%</text:p>
            </table:table-cell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7"/>
            <table:table-cell table:style-name="ce222"/>
            <table:table-cell table:style-name="ce231"/>
            <table:table-cell table:style-name="ce240" table:number-columns-repeated="3"/>
            <table:table-cell table:style-name="ce239" table:number-columns-repeated="2"/>
            <table:table-cell table:style-name="ce249" table:number-columns-repeated="3"/>
            <table:table-cell table:style-name="ce266" table:number-columns-repeated="3"/>
            <table:table-cell table:style-name="ce277"/>
            <table:table-cell table:style-name="ce286"/>
            <table:table-cell table:style-name="ce240" table:number-columns-repeated="6"/>
            <table:table-cell table:style-name="ce249" table:number-columns-repeated="3"/>
            <table:table-cell table:style-name="ce266" table:number-columns-repeated="4"/>
            <table:table-cell table:style-name="ce240" table:number-columns-repeated="6"/>
            <table:table-cell table:style-name="ce297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1:.G44])" office:value-type="float" office:value="13" calcext:value-type="float">
              <text:p>13.0</text:p>
            </table:table-cell>
            <table:table-cell table:style-name="ce49" table:formula="of:=SUM([.H41:.H44])" office:value-type="float" office:value="1.5" calcext:value-type="float">
              <text:p>1.5</text:p>
            </table:table-cell>
            <table:table-cell table:style-name="ce209"/>
            <table:table-cell table:style-name="ce223" table:formula="of:=SUM([.J41:.J44])" office:value-type="percentage" office:value="0" calcext:value-type="percentage">
              <text:p>0%</text:p>
            </table:table-cell>
            <table:table-cell table:style-name="ce232" table:formula="of:=SUM([.K41:.K44])" office:value-type="float" office:value="0" calcext:value-type="float">
              <text:p>$0.00</text:p>
            </table:table-cell>
            <table:table-cell table:style-name="ce241" table:formula="of:=SUM([.L41:.L44])" office:value-type="float" office:value="0" calcext:value-type="float">
              <text:p>0</text:p>
            </table:table-cell>
            <table:table-cell table:style-name="ce241" table:formula="of:=SUM([.M41:.M44])" office:value-type="float" office:value="0" calcext:value-type="float">
              <text:p>0</text:p>
            </table:table-cell>
            <table:table-cell table:style-name="ce241" table:formula="of:=SUM([.N41:.N44])" office:value-type="float" office:value="0" calcext:value-type="float">
              <text:p>0</text:p>
            </table:table-cell>
            <table:table-cell table:style-name="ce241" table:formula="of:=SUM([.O41:.O44])" office:value-type="float" office:value="0" calcext:value-type="float">
              <text:p>0</text:p>
            </table:table-cell>
            <table:table-cell table:style-name="ce241" table:formula="of:=SUM([.P41:.P44])" office:value-type="float" office:value="0" calcext:value-type="float">
              <text:p>0</text:p>
            </table:table-cell>
            <table:table-cell table:style-name="ce241" table:formula="of:=SUM([.Q41:.Q44])" office:value-type="float" office:value="0" calcext:value-type="float">
              <text:p>0</text:p>
            </table:table-cell>
            <table:table-cell table:style-name="ce241" table:formula="of:=SUM([.R41:.R44])" office:value-type="float" office:value="0" calcext:value-type="float">
              <text:p>0</text:p>
            </table:table-cell>
            <table:table-cell table:style-name="ce241" table:formula="of:=SUM([.S41:.S44])" office:value-type="float" office:value="0" calcext:value-type="float">
              <text:p>0</text:p>
            </table:table-cell>
            <table:table-cell table:style-name="ce241" table:formula="of:=SUM([.T41:.T44])" office:value-type="float" office:value="1.5" calcext:value-type="float">
              <text:p>1.5</text:p>
            </table:table-cell>
            <table:table-cell table:style-name="ce241" table:formula="of:=SUM([.U41:.U44])" office:value-type="float" office:value="0" calcext:value-type="float">
              <text:p>0</text:p>
            </table:table-cell>
            <table:table-cell table:style-name="ce241" table:formula="of:=SUM([.V41:.V44])" office:value-type="float" office:value="0" calcext:value-type="float">
              <text:p>0</text:p>
            </table:table-cell>
            <table:table-cell table:style-name="ce241" table:formula="of:=SUM([.W41:.W44])" office:value-type="float" office:value="0" calcext:value-type="float">
              <text:p>0</text:p>
            </table:table-cell>
            <table:table-cell table:style-name="ce241" table:formula="of:=SUM([.X41:.X44])" office:value-type="float" office:value="0" calcext:value-type="float">
              <text:p>0</text:p>
            </table:table-cell>
            <table:table-cell table:style-name="ce241" table:formula="of:=SUM([.Y41:.Y44])" office:value-type="float" office:value="0" calcext:value-type="float">
              <text:p>0</text:p>
            </table:table-cell>
            <table:table-cell table:style-name="ce241" table:formula="of:=SUM([.Z41:.Z44])" office:value-type="float" office:value="0" calcext:value-type="float">
              <text:p>0</text:p>
            </table:table-cell>
            <table:table-cell table:style-name="ce241" table:formula="of:=SUM([.AA41:.AA44])" office:value-type="float" office:value="0" calcext:value-type="float">
              <text:p>0</text:p>
            </table:table-cell>
            <table:table-cell table:style-name="ce241" table:formula="of:=SUM([.AB41:.AB44])" office:value-type="float" office:value="0" calcext:value-type="float">
              <text:p>0</text:p>
            </table:table-cell>
            <table:table-cell table:style-name="ce241" table:formula="of:=SUM([.AC41:.AC44])" office:value-type="float" office:value="0" calcext:value-type="float">
              <text:p>0</text:p>
            </table:table-cell>
            <table:table-cell table:style-name="ce241" table:formula="of:=SUM([.AD41:.AD44])" office:value-type="float" office:value="0" calcext:value-type="float">
              <text:p>0</text:p>
            </table:table-cell>
            <table:table-cell table:style-name="ce241" table:formula="of:=SUM([.AE41:.AE44])" office:value-type="float" office:value="0" calcext:value-type="float">
              <text:p>0</text:p>
            </table:table-cell>
            <table:table-cell table:style-name="ce241" table:formula="of:=SUM([.AF41:.AF44])" office:value-type="float" office:value="0" calcext:value-type="float">
              <text:p>0</text:p>
            </table:table-cell>
            <table:table-cell table:style-name="ce241" table:formula="of:=SUM([.AG41:.AG44])" office:value-type="float" office:value="0" calcext:value-type="float">
              <text:p>0</text:p>
            </table:table-cell>
            <table:table-cell table:style-name="ce241" table:formula="of:=SUM([.AH41:.AH44])" office:value-type="float" office:value="0" calcext:value-type="float">
              <text:p>0</text:p>
            </table:table-cell>
            <table:table-cell table:style-name="ce241" table:formula="of:=SUM([.AI41:.AI44])" office:value-type="float" office:value="0" calcext:value-type="float">
              <text:p>0</text:p>
            </table:table-cell>
            <table:table-cell table:style-name="ce241" table:formula="of:=SUM([.AJ41:.AJ44])" office:value-type="float" office:value="0" calcext:value-type="float">
              <text:p>0</text:p>
            </table:table-cell>
            <table:table-cell table:style-name="ce241" table:formula="of:=SUM([.AK41:.AK44])" office:value-type="float" office:value="0" calcext:value-type="float">
              <text:p>0</text:p>
            </table:table-cell>
            <table:table-cell table:style-name="ce287" table:formula="of:=SUM([.AL41:.AL44])" office:value-type="float" office:value="0" calcext:value-type="float">
              <text:p>0</text:p>
            </table:table-cell>
            <table:table-cell table:style-name="ce241" table:formula="of:=SUM([.AM41:.AM44])" office:value-type="float" office:value="0" calcext:value-type="float">
              <text:p>0</text:p>
            </table:table-cell>
            <table:table-cell table:style-name="ce241" table:formula="of:=SUM([.AN41:.AN44])" office:value-type="float" office:value="0" calcext:value-type="float">
              <text:p>0</text:p>
            </table:table-cell>
            <table:table-cell table:style-name="ce241" table:formula="of:=SUM([.AO41:.AO44])" office:value-type="float" office:value="0" calcext:value-type="float">
              <text:p>0</text:p>
            </table:table-cell>
            <table:table-cell table:style-name="ce241" table:formula="of:=SUM([.AP41:.AP44])" office:value-type="float" office:value="0" calcext:value-type="float">
              <text:p>0</text:p>
            </table:table-cell>
            <table:table-cell table:style-name="ce241" table:formula="of:=SUM([.AQ41:.AQ44])" office:value-type="float" office:value="0" calcext:value-type="float">
              <text:p>0</text:p>
            </table:table-cell>
            <table:table-cell table:style-name="ce241" table:formula="of:=SUM([.AR41:.AR44])" office:value-type="float" office:value="0" calcext:value-type="float">
              <text:p>0</text:p>
            </table:table-cell>
            <table:table-cell table:style-name="ce241" table:formula="of:=SUM([.AS41:.AS44])" office:value-type="float" office:value="0" calcext:value-type="float">
              <text:p>0</text:p>
            </table:table-cell>
            <table:table-cell table:style-name="ce241" table:formula="of:=SUM([.AT41:.AT44])" office:value-type="float" office:value="0" calcext:value-type="float">
              <text:p>0</text:p>
            </table:table-cell>
            <table:table-cell table:style-name="ce241" table:formula="of:=SUM([.AU41:.AU44])" office:value-type="float" office:value="0" calcext:value-type="float">
              <text:p>0</text:p>
            </table:table-cell>
            <table:table-cell table:style-name="ce241" table:formula="of:=SUM([.AV41:.AV44])" office:value-type="float" office:value="0" calcext:value-type="float">
              <text:p>0</text:p>
            </table:table-cell>
            <table:table-cell table:style-name="ce241" table:formula="of:=SUM([.AW41:.AW44])" office:value-type="float" office:value="0" calcext:value-type="float">
              <text:p>0</text:p>
            </table:table-cell>
            <table:table-cell table:style-name="ce241" table:formula="of:=SUM([.AX41:.AX44])" office:value-type="float" office:value="0" calcext:value-type="float">
              <text:p>0</text:p>
            </table:table-cell>
            <table:table-cell table:style-name="ce241" table:formula="of:=SUM([.AY41:.AY44])" office:value-type="float" office:value="0" calcext:value-type="float">
              <text:p>0</text:p>
            </table:table-cell>
            <table:table-cell table:style-name="ce241" table:formula="of:=SUM([.AZ41:.AZ44])" office:value-type="float" office:value="0" calcext:value-type="float">
              <text:p>0</text:p>
            </table:table-cell>
            <table:table-cell table:style-name="ce241" table:formula="of:=SUM([.BA41:.BA44])" office:value-type="float" office:value="0" calcext:value-type="float">
              <text:p>0</text:p>
            </table:table-cell>
            <table:table-cell table:style-name="ce241" table:formula="of:=SUM([.BB41:.BB44])" office:value-type="float" office:value="0" calcext:value-type="float">
              <text:p>0</text:p>
            </table:table-cell>
            <table:table-cell table:style-name="ce241" table:formula="of:=SUM([.BC41:.BC44])" office:value-type="float" office:value="0" calcext:value-type="float">
              <text:p>0</text:p>
            </table:table-cell>
            <table:table-cell table:style-name="ce241" table:formula="of:=SUM([.BD41:.BD44])" office:value-type="float" office:value="0" calcext:value-type="float">
              <text:p>0</text:p>
            </table:table-cell>
            <table:table-cell table:style-name="ce241" table:formula="of:=SUM([.BE41:.BE44])" office:value-type="float" office:value="0" calcext:value-type="float">
              <text:p>0</text:p>
            </table:table-cell>
            <table:table-cell table:style-name="ce241" table:formula="of:=SUM([.BF41:.BF44])" office:value-type="float" office:value="0" calcext:value-type="float">
              <text:p>0</text:p>
            </table:table-cell>
            <table:table-cell table:style-name="ce287" table:formula="of:=SUM([.BG41:.BG44])" office:value-type="float" office:value="0" calcext:value-type="float">
              <text:p>0</text:p>
            </table:table-cell>
            <table:table-cell table:style-name="ce241" table:formula="of:=SUM([.BH41:.BH44])" office:value-type="float" office:value="0" calcext:value-type="float">
              <text:p>0</text:p>
            </table:table-cell>
            <table:table-cell table:style-name="ce241" table:formula="of:=SUM([.BI41:.BI44])" office:value-type="float" office:value="0" calcext:value-type="float">
              <text:p>0</text:p>
            </table:table-cell>
            <table:table-cell table:style-name="ce241" table:formula="of:=SUM([.BJ41:.BJ44])" office:value-type="float" office:value="0" calcext:value-type="float">
              <text:p>0</text:p>
            </table:table-cell>
            <table:table-cell table:style-name="ce241" table:formula="of:=SUM([.BK41:.BK44])" office:value-type="float" office:value="0" calcext:value-type="float">
              <text:p>0</text:p>
            </table:table-cell>
            <table:table-cell table:style-name="ce241" table:formula="of:=SUM([.BL41:.BL44])" office:value-type="float" office:value="0" calcext:value-type="float">
              <text:p>0</text:p>
            </table:table-cell>
            <table:table-cell table:style-name="ce241" table:formula="of:=SUM([.BM41:.BM44])" office:value-type="float" office:value="0" calcext:value-type="float">
              <text:p>0</text:p>
            </table:table-cell>
            <table:table-cell table:style-name="ce298" table:formula="of:=SUM([.BN41:.BN43])" office:value-type="float" office:value="0" calcext:value-type="float">
              <text:p>0</text:p>
            </table:table-cell>
            <table:table-cell table:style-name="ce298" table:formula="of:=SUM([.BO41:.BO43])" office:value-type="float" office:value="0" calcext:value-type="float">
              <text:p>0</text:p>
            </table:table-cell>
            <table:table-cell table:style-name="ce298" table:formula="of:=SUM([.BP41:.BP43])" office:value-type="float" office:value="0" calcext:value-type="float">
              <text:p>0</text:p>
            </table:table-cell>
            <table:table-cell table:style-name="ce298" table:formula="of:=SUM([.BQ41:.BQ43])" office:value-type="float" office:value="0" calcext:value-type="float">
              <text:p>0</text:p>
            </table:table-cell>
            <table:table-cell table:style-name="ce298" table:formula="of:=SUM([.BR41:.BR43])" office:value-type="float" office:value="0" calcext:value-type="float">
              <text:p>0</text:p>
            </table:table-cell>
            <table:table-cell table:style-name="ce298" table:formula="of:=SUM([.BS41:.BS43])" office:value-type="float" office:value="0" calcext:value-type="float">
              <text:p>0</text:p>
            </table:table-cell>
            <table:table-cell table:style-name="ce298" table:formula="of:=SUM([.BT41:.BT43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9]+[.G45])" office:value-type="float" office:value="208" calcext:value-type="float">
            <text:p>208.0</text:p>
          </table:table-cell>
          <table:table-cell table:style-name="ce50" table:formula="of:=SUM([.H11]+[.H22]+[.H39]+[.H45])" office:value-type="float" office:value="26" calcext:value-type="float">
            <text:p>26.0</text:p>
          </table:table-cell>
          <table:table-cell table:style-name="ce210" table:formula="of:=SUM([.I11]+[.I22]+[.I39]+[.I45])" office:value-type="percentage" office:value="0" calcext:value-type="percentage">
            <text:p>0%</text:p>
          </table:table-cell>
          <table:table-cell table:style-name="ce224" table:formula="of:=SUM([.J11]+[.J22]+[.J39]+[.J45])" office:value-type="float" office:value="0" calcext:value-type="float">
            <text:p>$0.00</text:p>
          </table:table-cell>
          <table:table-cell table:style-name="ce224" table:formula="of:=SUM([.K11]+[.K22]+[.K39]+[.K45])" office:value-type="float" office:value="0" calcext:value-type="float">
            <text:p>$0.00</text:p>
          </table:table-cell>
          <table:table-cell table:style-name="ce242" table:formula="of:=SUM([.L11]+[.L22]+[.L39]+[.L45])" office:value-type="float" office:value="0" calcext:value-type="float">
            <text:p>0</text:p>
          </table:table-cell>
          <table:table-cell table:style-name="ce242" table:formula="of:=SUM([.M11]+[.M22]+[.M39]+[.M45])" office:value-type="float" office:value="0" calcext:value-type="float">
            <text:p>0</text:p>
          </table:table-cell>
          <table:table-cell table:style-name="ce242" table:formula="of:=SUM([.N11]+[.N22]+[.N39]+[.N45])" office:value-type="float" office:value="0" calcext:value-type="float">
            <text:p>0</text:p>
          </table:table-cell>
          <table:table-cell table:style-name="ce242" table:formula="of:=SUM([.O11]+[.O22]+[.O39]+[.O45])" office:value-type="float" office:value="0" calcext:value-type="float">
            <text:p>0</text:p>
          </table:table-cell>
          <table:table-cell table:style-name="ce242" table:formula="of:=SUM([.P11]+[.P22]+[.P39]+[.P45])" office:value-type="float" office:value="0" calcext:value-type="float">
            <text:p>0</text:p>
          </table:table-cell>
          <table:table-cell table:style-name="ce242" table:formula="of:=SUM([.Q11]+[.Q22]+[.Q39]+[.Q45])" office:value-type="float" office:value="4" calcext:value-type="float">
            <text:p>4</text:p>
          </table:table-cell>
          <table:table-cell table:style-name="ce242" table:formula="of:=SUM([.R11]+[.R22]+[.R39]+[.R45])" office:value-type="float" office:value="3" calcext:value-type="float">
            <text:p>3</text:p>
          </table:table-cell>
          <table:table-cell table:style-name="ce242" table:formula="of:=SUM([.S11]+[.S22]+[.S39]+[.S45])" office:value-type="float" office:value="3" calcext:value-type="float">
            <text:p>3</text:p>
          </table:table-cell>
          <table:table-cell table:style-name="ce242" table:formula="of:=SUM([.T11]+[.T22]+[.T39]+[.T45])" office:value-type="float" office:value="6.5" calcext:value-type="float">
            <text:p>6.5</text:p>
          </table:table-cell>
          <table:table-cell table:style-name="ce242" table:formula="of:=SUM([.U11]+[.U22]+[.U39]+[.U45])" office:value-type="float" office:value="0" calcext:value-type="float">
            <text:p>0</text:p>
          </table:table-cell>
          <table:table-cell table:style-name="ce242" table:formula="of:=SUM([.V11]+[.V22]+[.V39]+[.V45])" office:value-type="float" office:value="0" calcext:value-type="float">
            <text:p>0</text:p>
          </table:table-cell>
          <table:table-cell table:style-name="ce242" table:formula="of:=SUM([.W11]+[.W22]+[.W39]+[.W45])" office:value-type="float" office:value="0" calcext:value-type="float">
            <text:p>0</text:p>
          </table:table-cell>
          <table:table-cell table:style-name="ce242" table:formula="of:=SUM([.X11]+[.X22]+[.X39]+[.X45])" office:value-type="float" office:value="7" calcext:value-type="float">
            <text:p>7</text:p>
          </table:table-cell>
          <table:table-cell table:style-name="ce242" table:formula="of:=SUM([.Y11]+[.Y22]+[.Y39]+[.Y45])" office:value-type="float" office:value="2.5" calcext:value-type="float">
            <text:p>2.5</text:p>
          </table:table-cell>
          <table:table-cell table:style-name="ce242" table:formula="of:=SUM([.Z11]+[.Z22]+[.Z39]+[.Z45])" office:value-type="float" office:value="0" calcext:value-type="float">
            <text:p>0</text:p>
          </table:table-cell>
          <table:table-cell table:style-name="ce242" table:formula="of:=SUM([.AA11]+[.AA22]+[.AA39]+[.AA45])" office:value-type="float" office:value="0" calcext:value-type="float">
            <text:p>0</text:p>
          </table:table-cell>
          <table:table-cell table:style-name="ce242" table:formula="of:=SUM([.AB11]+[.AB22]+[.AB39]+[.AB45])" office:value-type="float" office:value="0" calcext:value-type="float">
            <text:p>0</text:p>
          </table:table-cell>
          <table:table-cell table:style-name="ce242" table:formula="of:=SUM([.AC11]+[.AC22]+[.AC39]+[.AC45])" office:value-type="float" office:value="0" calcext:value-type="float">
            <text:p>0</text:p>
          </table:table-cell>
          <table:table-cell table:style-name="ce242" table:formula="of:=SUM([.AD11]+[.AD22]+[.AD39]+[.AD45])" office:value-type="float" office:value="0" calcext:value-type="float">
            <text:p>0</text:p>
          </table:table-cell>
          <table:table-cell table:style-name="ce242" table:formula="of:=SUM([.AE11]+[.AE22]+[.AE39]+[.AE45])" office:value-type="float" office:value="0" calcext:value-type="float">
            <text:p>0</text:p>
          </table:table-cell>
          <table:table-cell table:style-name="ce242" table:formula="of:=SUM([.AF11]+[.AF22]+[.AF39]+[.AF45])" office:value-type="float" office:value="0" calcext:value-type="float">
            <text:p>0</text:p>
          </table:table-cell>
          <table:table-cell table:style-name="ce242" table:formula="of:=SUM([.AG11]+[.AG22]+[.AG39]+[.AG45])" office:value-type="float" office:value="0" calcext:value-type="float">
            <text:p>0</text:p>
          </table:table-cell>
          <table:table-cell table:style-name="ce242" table:formula="of:=SUM([.AH11]+[.AH22]+[.AH39]+[.AH45])" office:value-type="float" office:value="0" calcext:value-type="float">
            <text:p>0</text:p>
          </table:table-cell>
          <table:table-cell table:style-name="ce242" table:formula="of:=SUM([.AI11]+[.AI22]+[.AI39]+[.AI45])" office:value-type="float" office:value="0" calcext:value-type="float">
            <text:p>0</text:p>
          </table:table-cell>
          <table:table-cell table:style-name="ce242" table:formula="of:=SUM([.AJ11]+[.AJ22]+[.AJ39]+[.AJ45])" office:value-type="float" office:value="0" calcext:value-type="float">
            <text:p>0</text:p>
          </table:table-cell>
          <table:table-cell table:style-name="ce242" table:formula="of:=SUM([.AK11]+[.AK22]+[.AK39]+[.AK45])" office:value-type="float" office:value="0" calcext:value-type="float">
            <text:p>0</text:p>
          </table:table-cell>
          <table:table-cell table:style-name="ce288" table:formula="of:=SUM([.AL11]+[.AL22]+[.AL39]+[.AL45])" office:value-type="float" office:value="0" calcext:value-type="float">
            <text:p>0</text:p>
          </table:table-cell>
          <table:table-cell table:style-name="ce242" table:formula="of:=SUM([.AM11]+[.AM22]+[.AM39]+[.AM45])" office:value-type="float" office:value="0" calcext:value-type="float">
            <text:p>0</text:p>
          </table:table-cell>
          <table:table-cell table:style-name="ce242" table:formula="of:=SUM([.AN11]+[.AN22]+[.AN39]+[.AN45])" office:value-type="float" office:value="0" calcext:value-type="float">
            <text:p>0</text:p>
          </table:table-cell>
          <table:table-cell table:style-name="ce242" table:formula="of:=SUM([.AO11]+[.AO22]+[.AO39]+[.AO45])" office:value-type="float" office:value="0" calcext:value-type="float">
            <text:p>0</text:p>
          </table:table-cell>
          <table:table-cell table:style-name="ce242" table:formula="of:=SUM([.AP11]+[.AP22]+[.AP39]+[.AP45])" office:value-type="float" office:value="0" calcext:value-type="float">
            <text:p>0</text:p>
          </table:table-cell>
          <table:table-cell table:style-name="ce242" table:formula="of:=SUM([.AQ11]+[.AQ22]+[.AQ39]+[.AQ45])" office:value-type="float" office:value="0" calcext:value-type="float">
            <text:p>0</text:p>
          </table:table-cell>
          <table:table-cell table:style-name="ce242" table:formula="of:=SUM([.AR11]+[.AR22]+[.AR39]+[.AR45])" office:value-type="float" office:value="0" calcext:value-type="float">
            <text:p>0</text:p>
          </table:table-cell>
          <table:table-cell table:style-name="ce242" table:formula="of:=SUM([.AS11]+[.AS22]+[.AS39]+[.AS45])" office:value-type="float" office:value="0" calcext:value-type="float">
            <text:p>0</text:p>
          </table:table-cell>
          <table:table-cell table:style-name="ce242" table:formula="of:=SUM([.AT11]+[.AT22]+[.AT39]+[.AT45])" office:value-type="float" office:value="0" calcext:value-type="float">
            <text:p>0</text:p>
          </table:table-cell>
          <table:table-cell table:style-name="ce242" table:formula="of:=SUM([.AU11]+[.AU22]+[.AU39]+[.AU45])" office:value-type="float" office:value="0" calcext:value-type="float">
            <text:p>0</text:p>
          </table:table-cell>
          <table:table-cell table:style-name="ce242" table:formula="of:=SUM([.AV11]+[.AV22]+[.AV39]+[.AV45])" office:value-type="float" office:value="0" calcext:value-type="float">
            <text:p>0</text:p>
          </table:table-cell>
          <table:table-cell table:style-name="ce242" table:formula="of:=SUM([.AW11]+[.AW22]+[.AW39]+[.AW45])" office:value-type="float" office:value="0" calcext:value-type="float">
            <text:p>0</text:p>
          </table:table-cell>
          <table:table-cell table:style-name="ce242" table:formula="of:=SUM([.AX11]+[.AX22]+[.AX39]+[.AX45])" office:value-type="float" office:value="0" calcext:value-type="float">
            <text:p>0</text:p>
          </table:table-cell>
          <table:table-cell table:style-name="ce242" table:formula="of:=SUM([.AY11]+[.AY22]+[.AY39]+[.AY45])" office:value-type="float" office:value="0" calcext:value-type="float">
            <text:p>0</text:p>
          </table:table-cell>
          <table:table-cell table:style-name="ce242" table:formula="of:=SUM([.AZ11]+[.AZ22]+[.AZ39]+[.AZ45])" office:value-type="float" office:value="0" calcext:value-type="float">
            <text:p>0</text:p>
          </table:table-cell>
          <table:table-cell table:style-name="ce242" table:formula="of:=SUM([.BA11]+[.BA22]+[.BA39]+[.BA45])" office:value-type="float" office:value="0" calcext:value-type="float">
            <text:p>0</text:p>
          </table:table-cell>
          <table:table-cell table:style-name="ce242" table:formula="of:=SUM([.BB11]+[.BB22]+[.BB39]+[.BB45])" office:value-type="float" office:value="0" calcext:value-type="float">
            <text:p>0</text:p>
          </table:table-cell>
          <table:table-cell table:style-name="ce242" table:formula="of:=SUM([.BC11]+[.BC22]+[.BC39]+[.BC45])" office:value-type="float" office:value="0" calcext:value-type="float">
            <text:p>0</text:p>
          </table:table-cell>
          <table:table-cell table:style-name="ce242" table:formula="of:=SUM([.BD11]+[.BD22]+[.BD39]+[.BD45])" office:value-type="float" office:value="0" calcext:value-type="float">
            <text:p>0</text:p>
          </table:table-cell>
          <table:table-cell table:style-name="ce242" table:formula="of:=SUM([.BE11]+[.BE22]+[.BE39]+[.BE45])" office:value-type="float" office:value="0" calcext:value-type="float">
            <text:p>0</text:p>
          </table:table-cell>
          <table:table-cell table:style-name="ce242" table:formula="of:=SUM([.BF11]+[.BF22]+[.BF39]+[.BF45])" office:value-type="float" office:value="0" calcext:value-type="float">
            <text:p>0</text:p>
          </table:table-cell>
          <table:table-cell table:style-name="ce288" table:formula="of:=SUM([.BG11]+[.BG22]+[.BG39]+[.BG45])" office:value-type="float" office:value="0" calcext:value-type="float">
            <text:p>0</text:p>
          </table:table-cell>
          <table:table-cell table:style-name="ce242" table:formula="of:=SUM([.BH11]+[.BH22]+[.BH39]+[.BH45])" office:value-type="float" office:value="0" calcext:value-type="float">
            <text:p>0</text:p>
          </table:table-cell>
          <table:table-cell table:style-name="ce242" table:formula="of:=SUM([.BI11]+[.BI22]+[.BI39]+[.BI45])" office:value-type="float" office:value="0" calcext:value-type="float">
            <text:p>0</text:p>
          </table:table-cell>
          <table:table-cell table:style-name="ce242" table:formula="of:=SUM([.BJ11]+[.BJ22]+[.BJ39]+[.BJ45])" office:value-type="float" office:value="0" calcext:value-type="float">
            <text:p>0</text:p>
          </table:table-cell>
          <table:table-cell table:style-name="ce242" table:formula="of:=SUM([.BK11]+[.BK22]+[.BK39]+[.BK45])" office:value-type="float" office:value="0" calcext:value-type="float">
            <text:p>0</text:p>
          </table:table-cell>
          <table:table-cell table:style-name="ce242" table:formula="of:=SUM([.BL11]+[.BL22]+[.BL39]+[.BL45])" office:value-type="float" office:value="0" calcext:value-type="float">
            <text:p>0</text:p>
          </table:table-cell>
          <table:table-cell table:style-name="ce242" table:formula="of:=SUM([.BM11]+[.BM22]+[.BM39]+[.BM45])" office:value-type="float" office:value="0" calcext:value-type="float">
            <text:p>0</text:p>
          </table:table-cell>
          <table:table-cell table:style-name="ce242" table:formula="of:=SUM([.BN11]+[.BN22]+[.BN39]+[.BN45])" office:value-type="float" office:value="0" calcext:value-type="float">
            <text:p>0</text:p>
          </table:table-cell>
          <table:table-cell table:style-name="ce242" table:formula="of:=SUM([.BO11]+[.BO22]+[.BO39]+[.BO45])" office:value-type="float" office:value="0" calcext:value-type="float">
            <text:p>0</text:p>
          </table:table-cell>
          <table:table-cell table:style-name="ce242" table:formula="of:=SUM([.BP11]+[.BP22]+[.BP39]+[.BP45])" office:value-type="float" office:value="0" calcext:value-type="float">
            <text:p>0</text:p>
          </table:table-cell>
          <table:table-cell table:style-name="ce242" table:formula="of:=SUM([.BQ11]+[.BQ22]+[.BQ39]+[.BQ45])" office:value-type="float" office:value="0" calcext:value-type="float">
            <text:p>0</text:p>
          </table:table-cell>
          <table:table-cell table:style-name="ce242" table:formula="of:=SUM([.BR11]+[.BR22]+[.BR39]+[.BR45])" office:value-type="float" office:value="0" calcext:value-type="float">
            <text:p>0</text:p>
          </table:table-cell>
          <table:table-cell table:style-name="ce242" table:formula="of:=SUM([.BS11]+[.BS22]+[.BS39]+[.BS45])" office:value-type="float" office:value="0" calcext:value-type="float">
            <text:p>0</text:p>
          </table:table-cell>
          <table:table-cell table:style-name="ce242" table:formula="of:=SUM([.BT11]+[.BT22]+[.BT39]+[.BT45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1'.H9:'1.1'.H10 '1.1'.H13:'1.1'.H21 '1.1'.H24:'1.1'.H38 '1.1'.H41:'1.1'.H44">
            <calcext:condition calcext:apply-style-name="ConditionalStyle_1" calcext:value="formula-is([.H9]&gt;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2" calcext:value="formula-is([.H9]=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3" calcext:value="formula-is([.H9]&lt;[.G9])" calcext:base-cell-address="'1.1'.H9"/>
          </calcext:conditional-format>
          <calcext:conditional-format calcext:target-range-address="'1.1'.H24:'1.1'.H24">
            <calcext:condition calcext:apply-style-name="ConditionalStyle_4" calcext:value="formula-is([.H9]*0)" calcext:base-cell-address="'1.1'.H24"/>
          </calcext:conditional-format>
          <calcext:conditional-format calcext:target-range-address="'1.1'.H9:'1.1'.H9">
            <calcext:condition calcext:apply-style-name="ConditionalStyle_4" calcext:value="formula-is([.H9]*0&gt;[.H9])" calcext:base-cell-address="'1.1'.H9"/>
          </calcext:conditional-format>
          <calcext:conditional-format calcext:target-range-address="'1.1'.J11:'1.1'.BF11 '1.1'.J22:'1.1'.BF22 '1.1'.J39:'1.1'.BF39 '1.1'.J45:'1.1'.BT46 '1.1'.I46:'1.1'.I46">
            <calcext:condition calcext:apply-style-name="ConditionalStyle_5" calcext:value="=0" calcext:base-cell-address="'1.1'.I46"/>
          </calcext:conditional-format>
          <calcext:conditional-format calcext:target-range-address="'1.1'.J41:'1.1'.BF44">
            <calcext:condition calcext:apply-style-name="ConditionalStyle_6" calcext:value="&gt;0" calcext:base-cell-address="'1.1'.J41"/>
          </calcext:conditional-format>
          <calcext:conditional-format calcext:target-range-address="'1.1'.J24:'1.1'.BF38">
            <calcext:condition calcext:apply-style-name="ConditionalStyle_6" calcext:value="&gt;0" calcext:base-cell-address="'1.1'.J24"/>
          </calcext:conditional-format>
          <calcext:conditional-format calcext:target-range-address="'1.1'.J13:'1.1'.BF21">
            <calcext:condition calcext:apply-style-name="ConditionalStyle_6" calcext:value="&gt;0" calcext:base-cell-address="'1.1'.J13"/>
          </calcext:conditional-format>
          <calcext:conditional-format calcext:target-range-address="'1.1'.J9:'1.1'.BF10">
            <calcext:condition calcext:apply-style-name="ConditionalStyle_6" calcext:value="&gt;0" calcext:base-cell-address="'1.1'.J9"/>
          </calcext:conditional-format>
          <calcext:conditional-format calcext:target-range-address="'1.1'.J24:'1.1'.J24 '1.1'.J27:'1.1'.J27 '1.1'.J33:'1.1'.J33">
            <calcext:condition calcext:apply-style-name="ConditionalStyle_7" calcext:value="=&quot;VARAUS&quot;" calcext:base-cell-address="'1.1'.J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565656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4e9e2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69" meta:object-count="0"/>
    <meta:generator>LibreOfficeDev/6.0.5.2$Linux_X86_64 LibreOffice_project/</meta:generator>
  </office:meta>
</office:document-meta>
</file>